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0000000880000008EAD5A9FC63B33503D.png" manifest:media-type="image/png"/>
  <manifest:file-entry manifest:full-path="Pictures/2000000800000E1000000EB092FC7F81C2FE0BE1.svm" manifest:media-type="image/x-svm"/>
  <manifest:file-entry manifest:full-path="Pictures/100002010000012C0000012C872A1061B2AA57B3.png" manifest:media-type="image/png"/>
  <manifest:file-entry manifest:full-path="Pictures/100000000000005000000035210D4B9ABC98654B.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1" svg:font-family="Calibri"/>
    <style:font-face style:name="Mangal2" svg:font-family="Mangal"/>
    <style:font-face style:name="OpenSymbol1" svg:font-family="OpenSymbol, 'Arial Unicode MS'"/>
    <style:font-face style:name="Liberation Mono1" svg:font-family="'Liberation Mono', 'Courier New'" style:font-family-generic="modern" style:font-pitch="fixed"/>
    <style:font-face style:name="NSimSun1" svg:font-family="NSimSun" style:font-family-generic="modern" style:font-pitch="fixed"/>
    <style:font-face style:name="Calibri" svg:font-family="Calibri" style:font-pitch="variable"/>
    <style:font-face style:name="Liberation Sans2" svg:font-family="'Liberation Sans'" style:font-pitch="variable"/>
    <style:font-face style:name="Liberation Serif1" svg:font-family="'Liberation Serif'" style:font-pitch="variable"/>
    <style:font-face style:name="Mangal3" svg:font-family="Mangal" style:font-pitch="variable"/>
    <style:font-face style:name="Microsoft YaHei1" svg:font-family="'Microsoft YaHei'" style:font-pitch="variable"/>
    <style:font-face style:name="OpenSymbol2" svg:font-family="OpenSymbol, 'Arial Unicode MS'" style:font-pitch="variable"/>
    <style:font-face style:name="Tahoma2" svg:font-family="Tahoma" style:font-pitch="variable"/>
    <style:font-face style:name="Liberation Mono2" svg:font-family="'Liberation Mono', 'Courier New'" style:font-family-generic="modern" style:font-pitch="variable"/>
    <style:font-face style:name="NSimSun" svg:font-family="NSimSun" style:font-family-generic="modern" style:font-pitch="variable"/>
    <style:font-face style:name="Arial" svg:font-family="Arial" style:font-family-generic="roman" style:font-pitch="variable"/>
    <style:font-face style:name="CiscoSans" svg:font-family="Cisco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egoe UI1"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2" svg:font-family="Arial" style:font-family-generic="system" style:font-pitch="variable"/>
    <style:font-face style:name="CiscoSans1" svg:font-family="CiscoSans" style:font-family-generic="system" style:font-pitch="variable"/>
    <style:font-face style:name="Liberation Mono3" svg:font-family="'Liberation Mono', '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2" svg:font-family="NSimSun"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draw:opacity="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05cm" draw:marker-start="Arrow" draw:marker-start-width="0.325cm" draw:marker-end="Arrow" draw:marker-end-width="0.325cm" draw:fill="none" draw:fill-color="#ffffff" draw:textarea-vertical-align="middle" fo:padding-top="0.15cm" fo:padding-bottom="0.075cm" fo:padding-left="0.275cm" fo:padding-right="0.275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1.638cm" fo:min-width="2.199cm" fo:wrap-option="no-wrap"/>
      <style:paragraph-properties style:writing-mode="lr-tb"/>
    </style:style>
    <style:style style:name="gr4" style:family="graphic" style:parent-style-name="standard">
      <style:graphic-properties draw:stroke="dash" draw:stroke-dash="Long_20_Dash" svg:stroke-width="0.1cm" draw:marker-start-width="0.35cm" draw:marker-end-width="0.35cm" draw:textarea-horizontal-align="justify" draw:textarea-vertical-align="middle" draw:auto-grow-height="false" fo:min-height="8.869cm" fo:min-width="15.526cm" fo:padding-top="0.175cm" fo:padding-bottom="0.1cm" fo:padding-left="0.3cm" fo:padding-right="0.3cm"/>
    </style:style>
    <style:style style:name="gr5" style:family="graphic" style:parent-style-name="standard">
      <style:graphic-properties draw:stroke="none" draw:fill="solid" draw:fill-color="#ffffff" draw:textarea-horizontal-align="justify" draw:textarea-vertical-align="middle" draw:auto-grow-height="false" fo:min-height="1.394cm" fo:min-width="1.532cm"/>
    </style:style>
    <style:style style:name="gr6" style:family="graphic" style:parent-style-name="standard">
      <style:graphic-properties svg:stroke-color="#c9211e" draw:fill="solid" draw:fill-color="#c9211e" draw:textarea-vertical-align="middle"/>
    </style:style>
    <style:style style:name="gr7" style:family="graphic" style:parent-style-name="standard" style:list-style-name="L1">
      <style:graphic-properties draw:stroke="none" svg:stroke-color="#000000" draw:fill="none" draw:fill-color="#ffffff" draw:textarea-horizontal-align="left" draw:auto-grow-height="true" draw:auto-grow-width="false" fo:min-height="0.931cm" fo:min-width="7.478cm"/>
      <style:paragraph-properties style:writing-mode="lr-tb"/>
    </style:style>
    <style:style style:name="gr8" style:family="graphic" style:parent-style-name="Object_20_with_20_no_20_fill_20_and_20_no_20_line">
      <style:graphic-properties draw:stroke="solid" svg:stroke-width="0.1cm"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fill="solid" draw:fill-color="#ffff00" draw:textarea-horizontal-align="justify" draw:textarea-vertical-align="middle" draw:auto-grow-height="false" fo:min-height="1.349cm" fo:min-width="1.278cm"/>
      <style:paragraph-properties style:writing-mode="lr-tb"/>
    </style:style>
    <style:style style:name="gr10" style:family="graphic" style:parent-style-name="objectwithoutfill">
      <style:graphic-properties svg:stroke-width="0.05cm" draw:marker-start="Arrow" draw:marker-start-width="0.325cm" draw:marker-end="Arrow" draw:marker-end-width="0.325cm" draw:fill="none" draw:textarea-vertical-align="middle" fo:padding-top="0.15cm" fo:padding-bottom="0.075cm" fo:padding-left="0.275cm" fo:padding-right="0.275cm"/>
    </style:style>
    <style:style style:name="gr11" style:family="graphic" style:parent-style-name="objectwithoutfill">
      <style:graphic-properties draw:stroke="dash" draw:stroke-dash="Dot" svg:stroke-width="0.05cm" svg:stroke-color="#ff0000" draw:marker-start-width="0.275cm" draw:marker-end-width="0.275cm" draw:fill="none" draw:textarea-vertical-align="middle" fo:padding-top="0.15cm" fo:padding-bottom="0.075cm" fo:padding-left="0.275cm" fo:padding-right="0.275cm"/>
    </style:style>
    <style:style style:name="gr12" style:family="graphic" style:parent-style-name="standard">
      <style:graphic-properties draw:stroke="none" draw:fill="solid" draw:fill-color="#0000ff" draw:textarea-horizontal-align="justify" draw:textarea-vertical-align="middle" draw:auto-grow-height="false" fo:min-height="1.618cm" fo:min-width="1.802cm"/>
      <style:paragraph-properties style:writing-mode="lr-tb"/>
    </style:style>
    <style:style style:name="gr13" style:family="graphic">
      <style:graphic-properties style:protect="size"/>
    </style:style>
    <style:style style:name="pr1" style:family="presentation" style:parent-style-name="Master1-Layout2-cust-1_5f_Layout-personalizzato-notes">
      <style:graphic-properties draw:fill-color="#ffffff" draw:auto-grow-height="true" fo:min-height="10.001cm"/>
      <style:paragraph-properties style:writing-mode="lr-tb"/>
    </style:style>
    <style:style style:name="P1" style:family="paragraph">
      <loext:graphic-properties draw:fill="none" draw:fill-color="#ffffff"/>
    </style:style>
    <style:style style:name="P2" style:family="paragraph">
      <loext:graphic-properties draw:fill="none" draw:fill-color="#ffffff"/>
      <style:paragraph-properties style:writing-mode="lr-tb"/>
    </style:style>
    <style:style style:name="P3" style:family="paragraph">
      <loext:graphic-properties draw:fill="none"/>
      <style:paragraph-properties fo:text-align="center"/>
    </style:style>
    <style:style style:name="P4" style:family="paragraph">
      <style:paragraph-properties fo:text-align="center" style:writing-mode="lr-tb"/>
    </style:style>
    <style:style style:name="P5" style:family="paragraph">
      <style:paragraph-properties fo:text-align="center"/>
    </style:style>
    <style:style style:name="P6" style:family="paragraph">
      <loext:graphic-properties draw:fill="solid" draw:fill-color="#ffffff"/>
      <style:paragraph-properties fo:text-align="center"/>
    </style:style>
    <style:style style:name="P7" style:family="paragraph">
      <loext:graphic-properties draw:fill="solid" draw:fill-color="#c9211e"/>
    </style:style>
    <style:style style:name="P8" style:family="paragraph">
      <style:paragraph-properties fo:margin-left="0cm" fo:margin-right="0cm" fo:margin-top="0cm" fo:margin-bottom="0cm" fo:line-height="100%" fo:text-align="center" fo:text-indent="0cm"/>
    </style:style>
    <style:style style:name="P9" style:family="paragraph">
      <loext:graphic-properties draw:fill="none" draw:fill-color="#ffffff"/>
      <style:paragraph-properties fo:margin-left="0cm" fo:margin-right="0cm" fo:margin-top="0cm" fo:margin-bottom="0cm" fo:line-height="100%" fo:text-align="center" fo:text-indent="0cm" style:writing-mode="lr-tb"/>
    </style:style>
    <style:style style:name="P10" style:family="paragraph">
      <style:paragraph-properties fo:text-align="center" style:writing-mode="lr-tb"/>
      <style:text-properties fo:font-weight="bold" style:font-weight-asian="bold" style:font-weight-complex="bold"/>
    </style:style>
    <style:style style:name="P11" style:family="paragraph">
      <loext:graphic-properties draw:fill="solid" draw:fill-color="#ffff00"/>
      <style:paragraph-properties fo:text-align="center" style:writing-mode="lr-tb"/>
      <style:text-properties fo:font-weight="bold" style:font-weight-asian="bold" style:font-weight-complex="bold"/>
    </style:style>
    <style:style style:name="P12" style:family="paragraph">
      <loext:graphic-properties draw:fill="none"/>
    </style:style>
    <style:style style:name="P13" style:family="paragraph">
      <loext:graphic-properties draw:fill="solid" draw:fill-color="#0000ff"/>
      <style:paragraph-properties fo:text-align="center" style:writing-mode="lr-tb"/>
      <style:text-properties fo:font-weight="bold" style:font-weight-asian="bold" style:font-weight-complex="bold"/>
    </style:style>
    <style:style style:name="P14" style:family="paragraph">
      <loext:graphic-properties draw:fill-color="#ffffff"/>
      <style:paragraph-properties style:writing-mode="lr-tb"/>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2-cust-1_5f_Layout-personalizzato" presentation:presentation-page-layout-name="AL1T12">
        <office:forms form:automatic-focus="false" form:apply-design-mode="false"/>
        <draw:g>
          <draw:connector draw:style-name="gr1" draw:text-style-name="P1" draw:layer="layout" draw:type="line" svg:x1="15.174cm" svg:y1="5.107cm" svg:x2="18.296cm" svg:y2="5.103cm" draw:end-shape="id1" draw:end-glue-point="3" svg:d="M15174 5107l3122-4" svg:viewBox="0 0 3123 5">
            <text:p/>
          </draw:connector>
          <draw:connector draw:style-name="gr1" draw:text-style-name="P2" draw:layer="layout" draw:type="line" svg:x1="8.086cm" svg:y1="5.108cm" svg:x2="6.231cm" svg:y2="5.11cm" draw:start-shape="id2" draw:start-glue-point="3" draw:end-shape="id3" draw:end-glue-point="1" svg:d="M8086 5108l-1855 2" svg:viewBox="0 0 1856 3">
            <text:p/>
          </draw:connector>
          <draw:frame draw:style-name="gr2" draw:text-style-name="P3" xml:id="id3" draw:id="id3" draw:layer="layout" svg:width="3.599cm" svg:height="3.76cm" svg:x="2.632cm" svg:y="3.23cm">
            <draw:image xlink:href="Pictures/2000000800000E1000000EB092FC7F81C2FE0BE1.svm" xlink:type="simple" xlink:show="embed" xlink:actuate="onLoad" draw:mime-type="image/x-svm">
              <text:p/>
            </draw:image>
            <draw:image xlink:href="Pictures/10000200000000880000008EAD5A9FC63B33503D.png" xlink:type="simple" xlink:show="embed" xlink:actuate="onLoad" draw:mime-type="image/png"/>
          </draw:frame>
          <draw:custom-shape draw:style-name="gr3" draw:text-style-name="P4" xml:id="id2" draw:id="id2" draw:layer="layout" svg:width="4.132cm" svg:height="2.794cm" svg:x="8.086cm" svg:y="3.711cm">
            <text:p text:style-name="P4">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 draw:text-style-name="P2" draw:layer="layout" draw:type="line" svg:x1="15.174cm" svg:y1="5.107cm" svg:x2="12.218cm" svg:y2="5.108cm" draw:end-shape="id2" draw:end-glue-point="1" svg:d="M15174 5107l-2956 1" svg:viewBox="0 0 2957 2">
            <text:p/>
          </draw:connector>
          <draw:custom-shape draw:style-name="gr4" draw:text-style-name="P5" draw:layer="layout" svg:width="16.126cm" svg:height="9.144cm" svg:x="15.174cm" svg:y="0.508cm">
            <text:p/>
            <draw:enhanced-geometry svg:viewBox="0 0 21600 21600" draw:type="rectangle" draw:enhanced-path="M 0 0 L 21600 0 21600 21600 0 21600 0 0 Z N"/>
          </draw:custom-shape>
          <draw:g>
            <draw:custom-shape draw:style-name="gr5" draw:text-style-name="P6" draw:layer="layout" svg:width="2.032cm" svg:height="1.569cm" svg:x="14.182cm" svg:y="4.346cm">
              <text:p/>
              <draw:enhanced-geometry svg:viewBox="0 0 21600 21600" draw:type="rectangle" draw:enhanced-path="M 0 0 L 21600 0 21600 21600 0 21600 0 0 Z N"/>
            </draw:custom-shape>
            <draw:frame draw:style-name="gr2" draw:text-style-name="P3" draw:layer="layout" svg:width="3.005cm" svg:height="3.006cm" svg:x="13.717cm" svg:y="3.076cm">
              <draw:image xlink:href="Pictures/100002010000012C0000012C872A1061B2AA57B3.png" xlink:type="simple" xlink:show="embed" xlink:actuate="onLoad" draw:mime-type="image/png">
                <text:p/>
              </draw:image>
            </draw:frame>
          </draw:g>
          <draw:polygon draw:style-name="gr6" draw:text-style-name="P7" draw:layer="layout" svg:width="0.599cm" svg:height="0.299cm" svg:x="22.316cm" svg:y="5.5cm" svg:viewBox="0 0 600 300" draw:points="600,0 600,300 0,150">
            <text:p/>
          </draw:polygon>
          <draw:frame draw:style-name="gr7" draw:text-style-name="P9" draw:layer="layout" svg:width="8.164cm" svg:height="1.106cm" svg:x="15.34cm" svg:y="8.592cm">
            <draw:text-box>
              <text:p text:style-name="P8">cloudFPGA Infrastructure</text:p>
            </draw:text-box>
          </draw:frame>
          <draw:frame draw:style-name="gr8" draw:text-style-name="P3" xml:id="id4" draw:id="id4" draw:layer="layout" svg:width="2.116cm" svg:height="1.401cm" svg:x="23.838cm" svg:y="4.4cm">
            <draw:image xlink:href="Pictures/100000000000005000000035210D4B9ABC98654B.png" xlink:type="simple" xlink:show="embed" xlink:actuate="onLoad" draw:mime-type="image/png">
              <text:p/>
            </draw:image>
          </draw:frame>
          <draw:custom-shape draw:style-name="gr9" draw:text-style-name="P11" xml:id="id5" draw:id="id5" draw:layer="layout" svg:width="1.778cm" svg:height="1.524cm" svg:x="28.448cm" svg:y="4.338cm">
            <text:p text:style-name="P10"><text:span text:style-name="T1">F..</text:span></text:p>
            <draw:enhanced-geometry svg:viewBox="0 0 21600 21600" draw:type="rectangle" draw:enhanced-path="M 0 0 L 21600 0 21600 21600 0 21600 0 0 Z N"/>
          </draw:custom-shape>
          <draw:custom-shape draw:style-name="gr9" draw:text-style-name="P11" xml:id="id6" draw:id="id6" draw:layer="layout" svg:width="1.778cm" svg:height="1.524cm" svg:x="24.007cm" svg:y="7.476cm">
            <text:p text:style-name="P10"><text:span text:style-name="T1">F</text:span><text:span text:style-name="T2">n</text:span></text:p>
            <draw:enhanced-geometry svg:viewBox="0 0 21600 21600" draw:type="rectangle" draw:enhanced-path="M 0 0 L 21600 0 21600 21600 0 21600 0 0 Z N"/>
          </draw:custom-shape>
          <draw:connector draw:style-name="gr1" draw:text-style-name="P1" draw:layer="layout" draw:type="line" svg:x1="20.79cm" svg:y1="5.103cm" svg:x2="23.838cm" svg:y2="5.1cm" draw:start-shape="id1" draw:start-glue-point="1" draw:end-shape="id4" draw:end-glue-point="3" svg:d="M20790 5103l3048-3" svg:viewBox="0 0 3049 4">
            <text:p/>
          </draw:connector>
          <draw:connector draw:style-name="gr1" draw:text-style-name="P2" draw:layer="layout" draw:type="line" svg:x1="25.954cm" svg:y1="5.1cm" svg:x2="28.448cm" svg:y2="5.1cm" draw:start-shape="id4" draw:start-glue-point="1" draw:end-shape="id5" draw:end-glue-point="3" svg:d="M25954 5100h2494" svg:viewBox="0 0 2495 1">
            <text:p/>
          </draw:connector>
          <draw:connector draw:style-name="gr1" draw:text-style-name="P2" draw:layer="layout" draw:type="line" svg:x1="24.896cm" svg:y1="5.801cm" svg:x2="24.896cm" svg:y2="7.476cm" draw:start-shape="id4" draw:start-glue-point="2" draw:end-shape="id6" draw:end-glue-point="0" svg:d="M24896 5801v1675" svg:viewBox="0 0 1 1676">
            <text:p/>
          </draw:connector>
          <draw:polygon draw:style-name="gr6" draw:text-style-name="P7" draw:layer="layout" svg:width="0.599cm" svg:height="0.299cm" draw:transform="rotate (0.785398163397448) translate (26.1958019484661cm 3.40606601717798cm)" svg:viewBox="0 0 600 300" draw:points="0,0 0,300 600,150">
            <text:p/>
          </draw:polygon>
          <draw:polygon draw:style-name="gr6" draw:text-style-name="P7" draw:layer="layout" svg:width="0.599cm" svg:height="0.299cm" draw:transform="rotate (-1.5707963267949) translate (25.464cm 3.184cm)" svg:viewBox="0 0 600 300" draw:points="0,0 0,300 600,150">
            <text:p/>
          </draw:polygon>
          <draw:polygon draw:style-name="gr6" draw:text-style-name="P7" draw:layer="layout" svg:width="0.599cm" svg:height="0.299cm" svg:x="22.314cm" svg:y="4.55cm" svg:viewBox="0 0 600 300" draw:points="0,0 0,300 600,150">
            <text:p/>
          </draw:polygon>
          <draw:custom-shape draw:style-name="gr9" draw:text-style-name="P11" draw:layer="layout" svg:width="1.778cm" svg:height="1.524cm" svg:x="27.261cm" svg:y="1.838cm">
            <text:p text:style-name="P10"><text:span text:style-name="T1">F2</text:span></text:p>
            <draw:enhanced-geometry svg:viewBox="0 0 21600 21600" draw:type="rectangle" draw:enhanced-path="M 0 0 L 21600 0 21600 21600 0 21600 0 0 Z N"/>
          </draw:custom-shape>
          <draw:custom-shape draw:style-name="gr9" draw:text-style-name="P11" draw:layer="layout" svg:width="1.778cm" svg:height="1.524cm" svg:x="27.261cm" svg:y="6.938cm">
            <text:p text:style-name="P10"><text:span text:style-name="T1">F</text:span><text:span text:style-name="T1"><text:line-break/></text:span><text:span text:style-name="T2">n-1</text:span></text:p>
            <draw:enhanced-geometry svg:viewBox="0 0 21600 21600" draw:type="rectangle" draw:enhanced-path="M 0 0 L 21600 0 21600 21600 0 21600 0 0 Z N"/>
          </draw:custom-shape>
          <draw:connector draw:style-name="gr1" draw:text-style-name="P2" draw:layer="layout" draw:type="line" svg:x1="24.896cm" svg:y1="2.662cm" svg:x2="24.896cm" svg:y2="4.377cm" draw:start-shape="id7" draw:start-glue-point="2" svg:d="M24896 2662v1715" svg:viewBox="0 0 1 1716">
            <text:p/>
          </draw:connector>
          <draw:custom-shape draw:style-name="gr9" draw:text-style-name="P11" xml:id="id7" draw:id="id7" draw:layer="layout" svg:width="1.778cm" svg:height="1.524cm" svg:x="24.007cm" svg:y="1.138cm">
            <text:p text:style-name="P10"><text:span text:style-name="T1">F1</text:span></text:p>
            <draw:enhanced-geometry svg:viewBox="0 0 21600 21600" draw:type="rectangle" draw:enhanced-path="M 0 0 L 21600 0 21600 21600 0 21600 0 0 Z N"/>
          </draw:custom-shape>
          <draw:line draw:style-name="gr10" draw:text-style-name="P12" draw:layer="layout" svg:x1="25.954cm" svg:y1="4.4cm" svg:x2="27.261cm" svg:y2="3.362cm">
            <text:p/>
          </draw:line>
          <draw:line draw:style-name="gr10" draw:text-style-name="P12" draw:layer="layout" svg:x1="25.954cm" svg:y1="5.801cm" svg:x2="27.261cm" svg:y2="6.938cm">
            <text:p/>
          </draw:line>
          <draw:polygon draw:style-name="gr6" draw:text-style-name="P7" draw:layer="layout" svg:width="0.599cm" svg:height="0.299cm" draw:transform="rotate (-1.5707963267949) translate (24.664cm 3.184cm)" svg:viewBox="0 0 600 300" draw:points="600,0 600,300 0,150">
            <text:p/>
          </draw:polygon>
          <draw:polygon draw:style-name="gr6" draw:text-style-name="P7" draw:layer="layout" svg:width="0.599cm" svg:height="0.299cm" draw:transform="rotate (0.802851455917391) translate (26.4926345685094cm 4.21852008991721cm)" svg:viewBox="0 0 600 300" draw:points="600,0 600,300 0,150">
            <text:p/>
          </draw:polygon>
          <draw:path draw:style-name="gr11" draw:text-style-name="P12" draw:layer="layout" svg:width="8.248cm" svg:height="5.07cm" draw:transform="skewX (4.45339268090573E-017) rotate (-0.217817090648892) translate (20.6073411050759cm 0.559031715039716cm)" svg:viewBox="0 0 8249 5071" svg:d="M0 4185c283 24 585 68 854-46 267-112 457-465 776-402 303 60 559-75 849-72 284 2 557-86 830-155 274-70 567-116 807-265 233-143 827 167 583-360-122-265-143-547-237-812-98-277-178-559-216-847-38-286-195-616 10-866 139-170 619-376 680 80 38 281 79 556 156 831 75 270 135 546 182 824s-88 632 100 842c361 401 386-366 391-576 10-398 367-547 535-840 178-308 437-558 685-814 227-234 438-462 721-650 313-207 758 196 423 483-269 231-427 571-684 815-242 231-503 451-635 775-136 331-334 672-646 864-295 180-404 525-714 676-260 127-486 345-782 375-295 29-525 205-807 265-275 59-565 82-818 210-256 131-541 175-819 210-280 36-562 55-836 128-272 72-549 121-824 182l-138 31">
            <text:p/>
          </draw:path>
          <draw:custom-shape draw:style-name="gr12" draw:text-style-name="P13" xml:id="id1" draw:id="id1" draw:layer="layout" svg:width="2.494cm" svg:height="1.985cm" svg:x="18.296cm" svg:y="4.111cm">
            <text:p text:style-name="P10"><text:span text:style-name="T1">V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office:forms form:automatic-focus="false" form:apply-design-mode="false"/>
          <draw:page-thumbnail draw:style-name="gr13" draw:layer="layout" svg:width="15.24cm" svg:height="8.572cm" svg:x="1.905cm" svg:y="3.175cm" draw:page-number="1" presentation:class="page"/>
          <draw:frame presentation:style-name="pr1" draw:text-style-name="P14" draw:layer="layout" svg:width="15.24cm" svg:height="10.001cm" svg:x="1.905cm" svg:y="12.224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1" svg:font-family="Calibri"/>
    <style:font-face style:name="Mangal2" svg:font-family="Mangal"/>
    <style:font-face style:name="OpenSymbol1" svg:font-family="OpenSymbol, 'Arial Unicode MS'"/>
    <style:font-face style:name="Liberation Mono1" svg:font-family="'Liberation Mono', 'Courier New'" style:font-family-generic="modern" style:font-pitch="fixed"/>
    <style:font-face style:name="NSimSun1" svg:font-family="NSimSun" style:font-family-generic="modern" style:font-pitch="fixed"/>
    <style:font-face style:name="Calibri" svg:font-family="Calibri" style:font-pitch="variable"/>
    <style:font-face style:name="Liberation Sans2" svg:font-family="'Liberation Sans'" style:font-pitch="variable"/>
    <style:font-face style:name="Liberation Serif1" svg:font-family="'Liberation Serif'" style:font-pitch="variable"/>
    <style:font-face style:name="Mangal3" svg:font-family="Mangal" style:font-pitch="variable"/>
    <style:font-face style:name="Microsoft YaHei1" svg:font-family="'Microsoft YaHei'" style:font-pitch="variable"/>
    <style:font-face style:name="OpenSymbol2" svg:font-family="OpenSymbol, 'Arial Unicode MS'" style:font-pitch="variable"/>
    <style:font-face style:name="Tahoma2" svg:font-family="Tahoma" style:font-pitch="variable"/>
    <style:font-face style:name="Liberation Mono2" svg:font-family="'Liberation Mono', 'Courier New'" style:font-family-generic="modern" style:font-pitch="variable"/>
    <style:font-face style:name="NSimSun" svg:font-family="NSimSun" style:font-family-generic="modern" style:font-pitch="variable"/>
    <style:font-face style:name="Arial" svg:font-family="Arial" style:font-family-generic="roman" style:font-pitch="variable"/>
    <style:font-face style:name="CiscoSans" svg:font-family="Cisco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egoe UI1"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2" svg:font-family="Arial" style:font-family-generic="system" style:font-pitch="variable"/>
    <style:font-face style:name="CiscoSans1" svg:font-family="CiscoSans" style:font-family-generic="system" style:font-pitch="variable"/>
    <style:font-face style:name="Liberation Mono3" svg:font-family="'Liberation Mono', '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2" svg:font-family="NSimSun"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stroke-dash draw:name="Dashed_20__28_var_29__20_2" draw:display-name="Dashed (var) 2"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2" svg:stroke-width="0cm" svg:stroke-color="#000000" draw:marker-start-width="0.2cm" draw:marker-start-center="false" draw:marker-end-width="0.2cm" draw:marker-end-center="false" draw:fill="none" draw:fill-color="#729fcf" draw:textarea-horizontal-align="justify" fo:padding-top="0.125cm" fo:padding-bottom="0.0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Normal" style:family="graphic">
      <style:paragraph-properties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Segoe UI1" style:font-family-asian="'Segoe UI'"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Microsoft YaHei1" style:font-family-asian="'Microsoft YaHei'" style:font-pitch-asian="variable" style:font-size-asian="16pt" style:font-weight-asian="bold" style:font-name-complex="Arial1" style:font-family-complex="Arial" style:font-family-generic-complex="swiss" style:font-pitch-complex="variable" style:font-size-complex="16pt" style:font-weight-complex="bold"/>
    </style:style>
    <style:style style:name="Heading" style:family="graphic">
      <style:paragraph-properties fo:margin-top="0.746cm" fo:margin-bottom="0.374cm" style:text-autospace="none"/>
      <style:text-properties style:font-name="Arial1" fo:font-family="Arial" style:font-family-generic="swiss" style:font-pitch="variable" fo:font-size="14pt" style:font-name-asian="Microsoft YaHei1" style:font-family-asian="'Microsoft YaHei'" style:font-pitch-asian="variable" style:font-name-complex="Arial1" style:font-family-complex="Arial" style:font-family-generic-complex="swiss" style:font-pitch-complex="variable" style:font-size-complex="14pt"/>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Microsoft YaHei1" style:font-family-asian="'Microsoft YaHei'" style:font-pitch-asian="variable" style:font-size-asian="14pt" style:font-style-asian="italic" style:font-weight-asian="bold" style:font-name-complex="Arial1" style:font-family-complex="Arial" style:font-family-generic-complex="swiss" style:font-pitch-complex="variable" style:font-size-complex="14pt" style:font-style-complex="italic" style:font-weight-complex="bold"/>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1" fo:font-family="OpenSymbol, 'Arial Unicode MS'" style:font-name-asian="OpenSymbol1" style:font-family-asian="OpenSymbol, 'Arial Unicode MS'" style:font-name-complex="OpenSymbol1" style:font-family-complex="OpenSymbol, 'Arial Unicode MS'"/>
    </style:style>
    <style:style style:name="MasterSlide_5f__7e_LT_7e_Hintergrund" style:display-name="MasterSlide_~LT~Hintergrund" style:family="graphic">
      <style:paragraph-properties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Tahoma2" style:font-family-asian="Tahoma"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MasterSlide_5f__7e_LT_7e_Hintergrundobjekte" style:display-name="MasterSlide_~LT~Hintergrundobjekte" style:family="graphic">
      <style:paragraph-properties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Tahoma2" style:font-family-asian="Tahoma"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MasterSlide_5f__7e_LT_7e_Notizen" style:display-name="MasterSlide_~LT~Notizen" style:family="graphic">
      <style:paragraph-properties fo:margin-left="1.058cm" fo:margin-right="0cm" fo:text-indent="-1.058cm" style:text-autospace="none" style:writing-mode="lr-tb"/>
      <style:text-properties style:use-window-font-color="true" loext:opacity="0%" style:text-outline="false" style:font-name="Tahoma" fo:font-family="Tahoma" style:font-family-generic="roman" style:font-pitch="variable" fo:font-size="24pt" fo:language="en" fo:country="US" fo:font-style="normal" fo:text-shadow="none" fo:font-weight="normal" style:letter-kerning="true" style:font-name-asian="Tahoma2" style:font-family-asian="Tahoma" style:font-pitch-asian="variable" style:font-size-asian="24pt" style:language-asian="zh" style:country-asian="CN" style:font-style-asian="normal" style:font-weight-asian="normal" style:font-name-complex="Tahoma" style:font-family-complex="Tahoma" style:font-family-generic-complex="roman" style:font-pitch-complex="variable" style:font-size-complex="24pt" style:language-complex="hi" style:country-complex="IN" style:font-style-complex="normal" style:font-weight-complex="normal" style:text-emphasize="none"/>
    </style:style>
    <style:style style:name="MasterSlide_5f__7e_LT_7e_Untertitel" style:display-name="MasterSlide_~LT~Untertitel" style:family="graphic">
      <style:paragraph-properties fo:margin-left="0cm" fo:margin-right="0cm" fo:text-align="center" fo:text-indent="-1.058cm" style:text-autospace="none" style:writing-mode="lr-tb"/>
      <style:text-properties style:use-window-font-color="true" loext:opacity="0%" style:text-outline="false" style:font-name="Tahoma" fo:font-family="Tahoma" style:font-family-generic="roman" style:font-pitch="variable" fo:font-size="32pt" fo:language="en" fo:country="US" fo:font-style="normal" fo:text-shadow="none" fo:font-weight="normal" style:letter-kerning="true" style:font-name-asian="Tahoma2" style:font-family-asian="Tahoma" style:font-pitch-asian="variable" style:font-size-asian="32pt" style:language-asian="zh" style:country-asian="CN" style:font-style-asian="normal" style:font-weight-asian="normal" style:font-name-complex="Tahoma" style:font-family-complex="Tahoma" style:font-family-generic-complex="roman" style:font-pitch-complex="variable" style:font-size-complex="32pt" style:language-complex="hi" style:country-complex="IN" style:font-style-complex="normal" style:font-weight-complex="normal" style:text-emphasize="none"/>
    </style:style>
    <style:style style:name="MasterSlide_5f__7e_LT_7e_Titel" style:display-name="MasterSlide_~LT~Titel" style:family="graphic">
      <style:paragraph-properties fo:text-align="start" style:text-autospace="none" style:writing-mode="lr-tb"/>
      <style:text-properties fo:color="#ffffff" loext:opacity="100%" style:text-outline="false" style:font-name="Tahoma" fo:font-family="Tahoma" style:font-family-generic="roman" style:font-pitch="variable" fo:font-size="28pt" fo:language="en" fo:country="US" fo:font-style="normal" fo:text-shadow="none" fo:font-weight="normal" style:letter-kerning="true" style:font-name-asian="Tahoma2" style:font-family-asian="Tahoma" style:font-pitch-asian="variable" style:font-size-asian="28pt" style:language-asian="zh" style:country-asian="CN" style:font-style-asian="normal" style:font-weight-asian="normal" style:font-name-complex="Tahoma" style:font-family-complex="Tahoma" style:font-family-generic-complex="roman" style:font-pitch-complex="variable" style:font-size-complex="28pt" style:language-complex="hi" style:country-complex="IN" style:font-style-complex="normal" style:font-weight-complex="normal" style:text-emphasize="none"/>
    </style:style>
    <style:style style:name="MasterSlide_5f__7e_LT_7e_Gliederung_20_9" style:display-name="MasterSlide_~LT~Gliederung 9" style:family="graphic">
      <style:paragraph-properties fo:margin-left="6.648cm" fo:margin-right="0.086cm" fo:margin-top="0.22cm" fo:margin-bottom="0cm" fo:line-height="105%" fo:text-indent="-0.663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MasterSlide_5f__7e_LT_7e_Gliederung_20_8" style:display-name="MasterSlide_~LT~Gliederung 8" style:family="graphic">
      <style:paragraph-properties fo:margin-left="6.204cm" fo:margin-right="0.086cm" fo:margin-top="0.22cm" fo:margin-bottom="0cm" fo:line-height="105%" fo:text-indent="-0.663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MasterSlide_5f__7e_LT_7e_Gliederung_20_7" style:display-name="MasterSlide_~LT~Gliederung 7" style:family="graphic">
      <style:paragraph-properties fo:margin-left="6.204cm" fo:margin-right="0.086cm" fo:margin-top="0.22cm" fo:margin-bottom="0cm" fo:line-height="105%" fo:text-indent="-0.663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MasterSlide_5f__7e_LT_7e_Gliederung_20_6" style:display-name="MasterSlide_~LT~Gliederung 6" style:family="graphic">
      <style:paragraph-properties fo:margin-left="6.204cm" fo:margin-right="0.086cm" fo:margin-top="0.22cm" fo:margin-bottom="0cm" fo:line-height="105%" fo:text-indent="-0.663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MasterSlide_5f__7e_LT_7e_Gliederung_20_5" style:display-name="MasterSlide_~LT~Gliederung 5" style:family="graphic">
      <style:paragraph-properties fo:margin-left="6.204cm" fo:margin-right="0.086cm" fo:margin-top="0.22cm" fo:margin-bottom="0cm" fo:line-height="105%" fo:text-indent="-0.663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MasterSlide_5f__7e_LT_7e_Gliederung_20_4" style:display-name="MasterSlide_~LT~Gliederung 4" style:family="graphic">
      <style:paragraph-properties fo:margin-left="0.582cm" fo:margin-right="0.086cm" fo:margin-top="0.22cm" fo:margin-bottom="0cm" fo:line-height="105%" fo:text-indent="-0.582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MasterSlide_5f__7e_LT_7e_Gliederung_20_3" style:display-name="MasterSlide_~LT~Gliederung 3" style:family="graphic">
      <style:paragraph-properties fo:margin-left="0.725cm" fo:margin-right="0.086cm" fo:margin-top="0.049cm" fo:margin-bottom="0cm" style:line-height-at-least="0.623cm" fo:text-indent="-0.545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MasterSlide_5f__7e_LT_7e_Gliederung_20_2" style:display-name="MasterSlide_~LT~Gliederung 2" style:family="graphic">
      <style:paragraph-properties fo:margin-left="0.651cm" fo:margin-right="0.086cm" fo:margin-top="0.034cm" fo:margin-bottom="0cm" style:line-height-at-least="0.623cm" fo:text-indent="-0.582cm" style:text-autospace="none">
        <style:tab-stops>
          <style:tab-stop style:position="-1.628cm"/>
          <style:tab-stop style:position="0.065cm"/>
          <style:tab-stop style:position="2.103cm"/>
        </style:tab-stops>
      </style:paragraph-properties>
      <style:text-properties fo:color="#000000" loext:opacity="100%" style:text-outline="false" style:font-name="Tahoma" fo:font-family="Tahoma" style:font-family-generic="roman" style:font-pitch="variable" fo:font-size="22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MasterSlide_5f__7e_LT_7e_Gliederung_20_1" style:display-name="MasterSlide_~LT~Gliederung 1" style:family="graphic">
      <style:paragraph-properties fo:margin-left="0.653cm" fo:margin-right="0cm" fo:margin-top="0.561cm" fo:margin-bottom="0cm" style:line-height-at-least="0.623cm" fo:text-indent="-0.653cm" style:text-autospace="none" style:writing-mode="lr-tb"/>
      <style:text-properties fo:color="#000000" loext:opacity="100%" style:text-outline="false" style:font-name="Tahoma" fo:font-family="Tahoma" style:font-family-generic="roman" style:font-pitch="variable" fo:font-size="24pt" fo:language="en" fo:country="US" fo:font-style="normal" fo:text-shadow="none" fo:font-weight="normal" style:letter-kerning="true" style:font-name-asian="Tahoma2" style:font-family-asian="Tahoma" style:font-pitch-asian="variable" style:font-size-asian="24pt" style:language-asian="zh" style:country-asian="CN" style:font-style-asian="normal" style:font-weight-asian="normal" style:font-name-complex="Tahoma" style:font-family-complex="Tahoma" style:font-family-generic-complex="roman" style:font-pitch-complex="variable" style:font-size-complex="24pt" style:language-complex="hi" style:country-complex="IN" style:font-style-complex="normal" style:font-weight-complex="normal" style:text-emphasize="none"/>
    </style:style>
    <style:style style:name="HotI25_7e_LT_7e_Hintergrund" style:display-name="HotI25~LT~Hintergrund" style:family="graphic">
      <style:paragraph-properties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Tahoma2" style:font-family-asian="Tahoma"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HotI25_7e_LT_7e_Hintergrundobjekte" style:display-name="HotI25~LT~Hintergrundobjekte" style:family="graphic">
      <style:paragraph-properties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Tahoma2" style:font-family-asian="Tahoma"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HotI25_7e_LT_7e_Notizen" style:display-name="HotI25~LT~Notizen" style:family="graphic">
      <style:paragraph-properties fo:margin-left="1.058cm" fo:margin-right="0cm" fo:text-indent="-1.058cm" style:text-autospace="none" style:writing-mode="lr-tb"/>
      <style:text-properties style:use-window-font-color="true" loext:opacity="0%" style:text-outline="false" style:font-name="Tahoma" fo:font-family="Tahoma" style:font-family-generic="roman" style:font-pitch="variable" fo:font-size="24pt" fo:language="en" fo:country="US" fo:font-style="normal" fo:text-shadow="none" fo:font-weight="normal" style:letter-kerning="true" style:font-name-asian="Tahoma2" style:font-family-asian="Tahoma" style:font-pitch-asian="variable" style:font-size-asian="24pt" style:language-asian="zh" style:country-asian="CN" style:font-style-asian="normal" style:font-weight-asian="normal" style:font-name-complex="Tahoma" style:font-family-complex="Tahoma" style:font-family-generic-complex="roman" style:font-pitch-complex="variable" style:font-size-complex="24pt" style:language-complex="hi" style:country-complex="IN" style:font-style-complex="normal" style:font-weight-complex="normal" style:text-emphasize="none"/>
    </style:style>
    <style:style style:name="HotI25_7e_LT_7e_Untertitel" style:display-name="HotI25~LT~Untertitel" style:family="graphic">
      <style:paragraph-properties fo:margin-left="0cm" fo:margin-right="0cm" fo:text-align="center" fo:text-indent="-1.058cm" style:text-autospace="none" style:writing-mode="lr-tb"/>
      <style:text-properties style:use-window-font-color="true" loext:opacity="0%" style:text-outline="false" style:font-name="Tahoma" fo:font-family="Tahoma" style:font-family-generic="roman" style:font-pitch="variable" fo:font-size="32pt" fo:language="en" fo:country="US" fo:font-style="normal" fo:text-shadow="none" fo:font-weight="normal" style:letter-kerning="true" style:font-name-asian="Tahoma2" style:font-family-asian="Tahoma" style:font-pitch-asian="variable" style:font-size-asian="32pt" style:language-asian="zh" style:country-asian="CN" style:font-style-asian="normal" style:font-weight-asian="normal" style:font-name-complex="Tahoma" style:font-family-complex="Tahoma" style:font-family-generic-complex="roman" style:font-pitch-complex="variable" style:font-size-complex="32pt" style:language-complex="hi" style:country-complex="IN" style:font-style-complex="normal" style:font-weight-complex="normal" style:text-emphasize="none"/>
    </style:style>
    <style:style style:name="HotI25_7e_LT_7e_Titel" style:display-name="HotI25~LT~Titel" style:family="graphic">
      <style:paragraph-properties fo:text-align="start" style:text-autospace="none" style:writing-mode="lr-tb"/>
      <style:text-properties fo:color="#ffffff" loext:opacity="100%" style:text-outline="false" style:font-name="Tahoma" fo:font-family="Tahoma" style:font-family-generic="roman" style:font-pitch="variable" fo:font-size="28pt" fo:language="en" fo:country="US" fo:font-style="normal" fo:text-shadow="none" fo:font-weight="normal" style:letter-kerning="true" style:font-name-asian="Tahoma2" style:font-family-asian="Tahoma" style:font-pitch-asian="variable" style:font-size-asian="28pt" style:language-asian="zh" style:country-asian="CN" style:font-style-asian="normal" style:font-weight-asian="normal" style:font-name-complex="Tahoma" style:font-family-complex="Tahoma" style:font-family-generic-complex="roman" style:font-pitch-complex="variable" style:font-size-complex="28pt" style:language-complex="hi" style:country-complex="IN" style:font-style-complex="normal" style:font-weight-complex="normal" style:text-emphasize="none"/>
    </style:style>
    <style:style style:name="HotI25_7e_LT_7e_Gliederung_20_9" style:display-name="HotI25~LT~Gliederung 9" style:family="graphic">
      <style:paragraph-properties fo:margin-left="6.048cm" fo:margin-right="0.086cm" fo:margin-top="0.203cm" fo:margin-bottom="0cm" fo:line-height="105%" fo:text-indent="-0.603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HotI25_7e_LT_7e_Gliederung_20_8" style:display-name="HotI25~LT~Gliederung 8" style:family="graphic">
      <style:paragraph-properties fo:margin-left="5.644cm" fo:margin-right="0.086cm" fo:margin-top="0.203cm" fo:margin-bottom="0cm" fo:line-height="105%" fo:text-indent="-0.603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HotI25_7e_LT_7e_Gliederung_20_7" style:display-name="HotI25~LT~Gliederung 7" style:family="graphic">
      <style:paragraph-properties fo:margin-left="5.644cm" fo:margin-right="0.086cm" fo:margin-top="0.203cm" fo:margin-bottom="0cm" fo:line-height="105%" fo:text-indent="-0.603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HotI25_7e_LT_7e_Gliederung_20_6" style:display-name="HotI25~LT~Gliederung 6" style:family="graphic">
      <style:paragraph-properties fo:margin-left="5.644cm" fo:margin-right="0.086cm" fo:margin-top="0.203cm" fo:margin-bottom="0cm" fo:line-height="105%" fo:text-indent="-0.603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HotI25_7e_LT_7e_Gliederung_20_5" style:display-name="HotI25~LT~Gliederung 5" style:family="graphic">
      <style:paragraph-properties fo:margin-left="5.644cm" fo:margin-right="0.086cm" fo:margin-top="0.203cm" fo:margin-bottom="0cm" fo:line-height="105%" fo:text-indent="-0.603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HotI25_7e_LT_7e_Gliederung_20_4" style:display-name="HotI25~LT~Gliederung 4" style:family="graphic">
      <style:paragraph-properties fo:margin-left="0.533cm" fo:margin-right="0.086cm" fo:margin-top="0.203cm" fo:margin-bottom="0cm" fo:line-height="105%" fo:text-indent="-0.529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HotI25_7e_LT_7e_Gliederung_20_3" style:display-name="HotI25~LT~Gliederung 3" style:family="graphic">
      <style:paragraph-properties fo:margin-left="0.656cm" fo:margin-right="0.086cm" fo:margin-top="0.046cm" fo:margin-bottom="0cm" style:line-height-at-least="0.623cm" fo:text-indent="-0.494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HotI25_7e_LT_7e_Gliederung_20_2" style:display-name="HotI25~LT~Gliederung 2" style:family="graphic">
      <style:paragraph-properties fo:margin-left="0.591cm" fo:margin-right="0.086cm" fo:margin-top="0.032cm" fo:margin-bottom="0cm" style:line-height-at-least="0.623cm" fo:text-indent="-0.529cm" style:text-autospace="none">
        <style:tab-stops>
          <style:tab-stop style:position="-1.628cm"/>
          <style:tab-stop style:position="0.065cm"/>
          <style:tab-stop style:position="2.103cm"/>
        </style:tab-stops>
      </style:paragraph-properties>
      <style:text-properties fo:color="#000000" loext:opacity="100%" style:text-outline="false" style:font-name="Tahoma" fo:font-family="Tahoma" style:font-family-generic="roman" style:font-pitch="variable" fo:font-size="22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HotI25_7e_LT_7e_Gliederung_20_1" style:display-name="HotI25~LT~Gliederung 1" style:family="graphic">
      <style:paragraph-properties fo:margin-left="0.66cm" fo:margin-right="0cm" fo:margin-top="0.563cm" fo:margin-bottom="0cm" style:line-height-at-least="0.623cm" fo:text-indent="-0.66cm" style:text-autospace="none" style:writing-mode="lr-tb"/>
      <style:text-properties fo:color="#000000" loext:opacity="100%" style:text-outline="false" style:font-name="Tahoma" fo:font-family="Tahoma" style:font-family-generic="roman" style:font-pitch="variable" fo:font-size="24pt" fo:language="en" fo:country="US" fo:font-style="normal" fo:text-shadow="none" fo:font-weight="normal" style:letter-kerning="true" style:font-name-asian="Tahoma2" style:font-family-asian="Tahoma" style:font-pitch-asian="variable" style:font-size-asian="24pt" style:language-asian="zh" style:country-asian="CN" style:font-style-asian="normal" style:font-weight-asian="normal" style:font-name-complex="Tahoma" style:font-family-complex="Tahoma" style:font-family-generic-complex="roman" style:font-pitch-complex="variable" style:font-size-complex="24pt" style:language-complex="hi" style:country-complex="IN" style:font-style-complex="normal" style:font-weight-complex="normal" style:text-emphasize="none"/>
    </style:style>
    <style:style style:name="Obsolete-Master_7e_LT_7e_Hintergrund" style:display-name="Obsolete-Master~LT~Hintergrund" style:family="graphic">
      <style:paragraph-properties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Tahoma2" style:font-family-asian="Tahoma"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Obsolete-Master_7e_LT_7e_Hintergrundobjekte" style:display-name="Obsolete-Master~LT~Hintergrundobjekte" style:family="graphic">
      <style:paragraph-properties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Tahoma2" style:font-family-asian="Tahoma"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Obsolete-Master_7e_LT_7e_Notizen" style:display-name="Obsolete-Master~LT~Notizen" style:family="graphic">
      <style:paragraph-properties fo:margin-left="1.058cm" fo:margin-right="0cm" fo:text-indent="-1.058cm" style:text-autospace="none" style:writing-mode="lr-tb"/>
      <style:text-properties style:use-window-font-color="true" loext:opacity="0%" style:text-outline="false" style:font-name="Tahoma" fo:font-family="Tahoma" style:font-family-generic="roman" style:font-pitch="variable" fo:font-size="24pt" fo:language="en" fo:country="US" fo:font-style="normal" fo:text-shadow="none" fo:font-weight="normal" style:letter-kerning="true" style:font-name-asian="Tahoma2" style:font-family-asian="Tahoma" style:font-pitch-asian="variable" style:font-size-asian="24pt" style:language-asian="zh" style:country-asian="CN" style:font-style-asian="normal" style:font-weight-asian="normal" style:font-name-complex="Tahoma" style:font-family-complex="Tahoma" style:font-family-generic-complex="roman" style:font-pitch-complex="variable" style:font-size-complex="24pt" style:language-complex="hi" style:country-complex="IN" style:font-style-complex="normal" style:font-weight-complex="normal" style:text-emphasize="none"/>
    </style:style>
    <style:style style:name="Obsolete-Master_7e_LT_7e_Untertitel" style:display-name="Obsolete-Master~LT~Untertitel" style:family="graphic">
      <style:paragraph-properties fo:margin-left="0cm" fo:margin-right="0cm" fo:text-align="center" fo:text-indent="-1.058cm" style:text-autospace="none" style:writing-mode="lr-tb"/>
      <style:text-properties style:use-window-font-color="true" loext:opacity="0%" style:text-outline="false" style:font-name="Tahoma" fo:font-family="Tahoma" style:font-family-generic="roman" style:font-pitch="variable" fo:font-size="32pt" fo:language="en" fo:country="US" fo:font-style="normal" fo:text-shadow="none" fo:font-weight="normal" style:letter-kerning="true" style:font-name-asian="Tahoma2" style:font-family-asian="Tahoma" style:font-pitch-asian="variable" style:font-size-asian="32pt" style:language-asian="zh" style:country-asian="CN" style:font-style-asian="normal" style:font-weight-asian="normal" style:font-name-complex="Tahoma" style:font-family-complex="Tahoma" style:font-family-generic-complex="roman" style:font-pitch-complex="variable" style:font-size-complex="32pt" style:language-complex="hi" style:country-complex="IN" style:font-style-complex="normal" style:font-weight-complex="normal" style:text-emphasize="none"/>
    </style:style>
    <style:style style:name="Obsolete-Master_7e_LT_7e_Titel" style:display-name="Obsolete-Master~LT~Titel" style:family="graphic">
      <style:paragraph-properties fo:text-align="start" style:text-autospace="none" style:writing-mode="lr-tb"/>
      <style:text-properties fo:color="#ffffff" loext:opacity="100%" style:text-outline="false" style:font-name="Tahoma" fo:font-family="Tahoma" style:font-family-generic="roman" style:font-pitch="variable" fo:font-size="28pt" fo:language="en" fo:country="US" fo:font-style="normal" fo:text-shadow="none" fo:font-weight="normal" style:letter-kerning="true" style:font-name-asian="Tahoma2" style:font-family-asian="Tahoma" style:font-pitch-asian="variable" style:font-size-asian="28pt" style:language-asian="zh" style:country-asian="CN" style:font-style-asian="normal" style:font-weight-asian="normal" style:font-name-complex="Tahoma" style:font-family-complex="Tahoma" style:font-family-generic-complex="roman" style:font-pitch-complex="variable" style:font-size-complex="28pt" style:language-complex="hi" style:country-complex="IN" style:font-style-complex="normal" style:font-weight-complex="normal" style:text-emphasize="none"/>
    </style:style>
    <style:style style:name="Obsolete-Master_7e_LT_7e_Gliederung_20_9" style:display-name="Obsolete-Master~LT~Gliederung 9" style:family="graphic">
      <style:paragraph-properties fo:margin-left="8.879cm" fo:margin-right="0.086cm" fo:margin-top="0.296cm" fo:margin-bottom="0cm" fo:line-height="105%" fo:text-indent="-0.887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Obsolete-Master_7e_LT_7e_Gliederung_20_8" style:display-name="Obsolete-Master~LT~Gliederung 8" style:family="graphic">
      <style:paragraph-properties fo:margin-left="8.285cm" fo:margin-right="0.086cm" fo:margin-top="0.296cm" fo:margin-bottom="0cm" fo:line-height="105%" fo:text-indent="-0.887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Obsolete-Master_7e_LT_7e_Gliederung_20_7" style:display-name="Obsolete-Master~LT~Gliederung 7" style:family="graphic">
      <style:paragraph-properties fo:margin-left="8.285cm" fo:margin-right="0.086cm" fo:margin-top="0.296cm" fo:margin-bottom="0cm" fo:line-height="105%" fo:text-indent="-0.887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Obsolete-Master_7e_LT_7e_Gliederung_20_6" style:display-name="Obsolete-Master~LT~Gliederung 6" style:family="graphic">
      <style:paragraph-properties fo:margin-left="8.285cm" fo:margin-right="0.086cm" fo:margin-top="0.296cm" fo:margin-bottom="0cm" fo:line-height="105%" fo:text-indent="-0.887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Obsolete-Master_7e_LT_7e_Gliederung_20_5" style:display-name="Obsolete-Master~LT~Gliederung 5" style:family="graphic">
      <style:paragraph-properties fo:margin-left="8.285cm" fo:margin-right="0.086cm" fo:margin-top="0.296cm" fo:margin-bottom="0cm" fo:line-height="105%" fo:text-indent="-0.887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Obsolete-Master_7e_LT_7e_Gliederung_20_4" style:display-name="Obsolete-Master~LT~Gliederung 4" style:family="graphic">
      <style:paragraph-properties fo:margin-left="0.781cm" fo:margin-right="0.086cm" fo:margin-top="0.296cm" fo:margin-bottom="0cm" fo:line-height="105%" fo:text-indent="-0.774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Obsolete-Master_7e_LT_7e_Gliederung_20_3" style:display-name="Obsolete-Master~LT~Gliederung 3" style:family="graphic">
      <style:paragraph-properties fo:margin-left="0.968cm" fo:margin-right="0.086cm" fo:margin-top="0.069cm" fo:margin-bottom="0cm" style:line-height-at-least="0.623cm" fo:text-indent="-0.728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Obsolete-Master_7e_LT_7e_Gliederung_20_2" style:display-name="Obsolete-Master~LT~Gliederung 2" style:family="graphic">
      <style:paragraph-properties fo:margin-left="0.868cm" fo:margin-right="0.086cm" fo:margin-top="0.046cm" fo:margin-bottom="0cm" style:line-height-at-least="0.623cm" fo:text-indent="-0.774cm" style:text-autospace="none">
        <style:tab-stops>
          <style:tab-stop style:position="-1.628cm"/>
          <style:tab-stop style:position="0.065cm"/>
          <style:tab-stop style:position="2.103cm"/>
        </style:tab-stops>
      </style:paragraph-properties>
      <style:text-properties fo:color="#000000" loext:opacity="100%" style:text-outline="false" style:font-name="Tahoma" fo:font-family="Tahoma" style:font-family-generic="roman" style:font-pitch="variable" fo:font-size="22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Obsolete-Master_7e_LT_7e_Gliederung_20_1" style:display-name="Obsolete-Master~LT~Gliederung 1" style:family="graphic">
      <style:paragraph-properties fo:margin-left="0.968cm" fo:margin-right="0cm" fo:margin-top="0.827cm" fo:margin-bottom="0cm" style:line-height-at-least="0.623cm" fo:text-indent="-0.968cm" style:text-autospace="none" style:writing-mode="lr-tb"/>
      <style:text-properties fo:color="#000000" loext:opacity="100%" style:text-outline="false" style:font-name="Tahoma" fo:font-family="Tahoma" style:font-family-generic="roman" style:font-pitch="variable" fo:font-size="24pt" fo:language="en" fo:country="US" fo:font-style="normal" fo:text-shadow="none" fo:font-weight="normal" style:letter-kerning="true" style:font-name-asian="Tahoma2" style:font-family-asian="Tahoma" style:font-pitch-asian="variable" style:font-size-asian="24pt" style:language-asian="zh" style:country-asian="CN" style:font-style-asian="normal" style:font-weight-asian="normal" style:font-name-complex="Tahoma" style:font-family-complex="Tahoma" style:font-family-generic-complex="roman" style:font-pitch-complex="variable" style:font-size-complex="24pt" style:language-complex="hi" style:country-complex="IN" style:font-style-complex="normal" style:font-weight-complex="normal" style:text-emphasize="none"/>
    </style:style>
    <style:style style:name="MasterSlide_7e_LT_7e_Hintergrund" style:display-name="MasterSlide~LT~Hintergrund" style:family="graphic">
      <style:paragraph-properties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Tahoma2" style:font-family-asian="Tahoma"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MasterSlide_7e_LT_7e_Hintergrundobjekte" style:display-name="MasterSlide~LT~Hintergrundobjekte" style:family="graphic">
      <style:paragraph-properties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Tahoma2" style:font-family-asian="Tahoma"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MasterSlide_7e_LT_7e_Notizen" style:display-name="MasterSlide~LT~Notizen" style:family="graphic">
      <style:paragraph-properties fo:margin-left="1.058cm" fo:margin-right="0cm" fo:text-indent="-1.058cm" style:text-autospace="none" style:writing-mode="lr-tb"/>
      <style:text-properties style:use-window-font-color="true" loext:opacity="0%" style:text-outline="false" style:font-name="Tahoma" fo:font-family="Tahoma" style:font-family-generic="roman" style:font-pitch="variable" fo:font-size="24pt" fo:language="en" fo:country="US" fo:font-style="normal" fo:text-shadow="none" fo:font-weight="normal" style:letter-kerning="true" style:font-name-asian="Tahoma2" style:font-family-asian="Tahoma" style:font-pitch-asian="variable" style:font-size-asian="24pt" style:language-asian="zh" style:country-asian="CN" style:font-style-asian="normal" style:font-weight-asian="normal" style:font-name-complex="Tahoma" style:font-family-complex="Tahoma" style:font-family-generic-complex="roman" style:font-pitch-complex="variable" style:font-size-complex="24pt" style:language-complex="hi" style:country-complex="IN" style:font-style-complex="normal" style:font-weight-complex="normal" style:text-emphasize="none"/>
    </style:style>
    <style:style style:name="MasterSlide_7e_LT_7e_Untertitel" style:display-name="MasterSlide~LT~Untertitel" style:family="graphic">
      <style:paragraph-properties fo:margin-left="0cm" fo:margin-right="0cm" fo:text-align="center" fo:text-indent="-1.058cm" style:text-autospace="none" style:writing-mode="lr-tb"/>
      <style:text-properties style:use-window-font-color="true" loext:opacity="0%" style:text-outline="false" style:font-name="Tahoma" fo:font-family="Tahoma" style:font-family-generic="roman" style:font-pitch="variable" fo:font-size="32pt" fo:language="en" fo:country="US" fo:font-style="normal" fo:text-shadow="none" fo:font-weight="normal" style:letter-kerning="true" style:font-name-asian="Tahoma2" style:font-family-asian="Tahoma" style:font-pitch-asian="variable" style:font-size-asian="32pt" style:language-asian="zh" style:country-asian="CN" style:font-style-asian="normal" style:font-weight-asian="normal" style:font-name-complex="Tahoma" style:font-family-complex="Tahoma" style:font-family-generic-complex="roman" style:font-pitch-complex="variable" style:font-size-complex="32pt" style:language-complex="hi" style:country-complex="IN" style:font-style-complex="normal" style:font-weight-complex="normal" style:text-emphasize="none"/>
    </style:style>
    <style:style style:name="MasterSlide_7e_LT_7e_Titel" style:display-name="MasterSlide~LT~Titel" style:family="graphic">
      <style:paragraph-properties fo:text-align="start" style:text-autospace="none" style:writing-mode="lr-tb"/>
      <style:text-properties fo:color="#ffffff" loext:opacity="100%" style:text-outline="false" style:font-name="Tahoma" fo:font-family="Tahoma" style:font-family-generic="roman" style:font-pitch="variable" fo:font-size="28pt" fo:language="en" fo:country="US" fo:font-style="normal" fo:text-shadow="none" fo:font-weight="normal" style:letter-kerning="true" style:font-name-asian="Tahoma2" style:font-family-asian="Tahoma" style:font-pitch-asian="variable" style:font-size-asian="28pt" style:language-asian="zh" style:country-asian="CN" style:font-style-asian="normal" style:font-weight-asian="normal" style:font-name-complex="Tahoma" style:font-family-complex="Tahoma" style:font-family-generic-complex="roman" style:font-pitch-complex="variable" style:font-size-complex="28pt" style:language-complex="hi" style:country-complex="IN" style:font-style-complex="normal" style:font-weight-complex="normal" style:text-emphasize="none"/>
    </style:style>
    <style:style style:name="MasterSlide_7e_LT_7e_Gliederung_20_9" style:display-name="MasterSlide~LT~Gliederung 9" style:family="graphic">
      <style:paragraph-properties fo:margin-left="8.879cm" fo:margin-right="0.086cm" fo:margin-top="0.296cm" fo:margin-bottom="0cm" fo:line-height="105%" fo:text-indent="-0.887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MasterSlide_7e_LT_7e_Gliederung_20_8" style:display-name="MasterSlide~LT~Gliederung 8" style:family="graphic">
      <style:paragraph-properties fo:margin-left="8.285cm" fo:margin-right="0.086cm" fo:margin-top="0.296cm" fo:margin-bottom="0cm" fo:line-height="105%" fo:text-indent="-0.887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MasterSlide_7e_LT_7e_Gliederung_20_7" style:display-name="MasterSlide~LT~Gliederung 7" style:family="graphic">
      <style:paragraph-properties fo:margin-left="8.285cm" fo:margin-right="0.086cm" fo:margin-top="0.296cm" fo:margin-bottom="0cm" fo:line-height="105%" fo:text-indent="-0.887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MasterSlide_7e_LT_7e_Gliederung_20_6" style:display-name="MasterSlide~LT~Gliederung 6" style:family="graphic">
      <style:paragraph-properties fo:margin-left="8.285cm" fo:margin-right="0.086cm" fo:margin-top="0.296cm" fo:margin-bottom="0cm" fo:line-height="105%" fo:text-indent="-0.887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MasterSlide_7e_LT_7e_Gliederung_20_5" style:display-name="MasterSlide~LT~Gliederung 5" style:family="graphic">
      <style:paragraph-properties fo:margin-left="8.285cm" fo:margin-right="0.086cm" fo:margin-top="0.296cm" fo:margin-bottom="0cm" fo:line-height="105%" fo:text-indent="-0.887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MasterSlide_7e_LT_7e_Gliederung_20_4" style:display-name="MasterSlide~LT~Gliederung 4" style:family="graphic">
      <style:paragraph-properties fo:margin-left="0.781cm" fo:margin-right="0.086cm" fo:margin-top="0.296cm" fo:margin-bottom="0cm" fo:line-height="105%" fo:text-indent="-0.774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MasterSlide_7e_LT_7e_Gliederung_20_3" style:display-name="MasterSlide~LT~Gliederung 3" style:family="graphic">
      <style:paragraph-properties fo:margin-left="0.968cm" fo:margin-right="0.086cm" fo:margin-top="0.069cm" fo:margin-bottom="0cm" style:line-height-at-least="0.623cm" fo:text-indent="-0.728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MasterSlide_7e_LT_7e_Gliederung_20_2" style:display-name="MasterSlide~LT~Gliederung 2" style:family="graphic">
      <style:paragraph-properties fo:margin-left="0.868cm" fo:margin-right="0.086cm" fo:margin-top="0.046cm" fo:margin-bottom="0cm" style:line-height-at-least="0.623cm" fo:text-indent="-0.774cm" style:text-autospace="none">
        <style:tab-stops>
          <style:tab-stop style:position="-1.628cm"/>
          <style:tab-stop style:position="0.065cm"/>
          <style:tab-stop style:position="2.103cm"/>
        </style:tab-stops>
      </style:paragraph-properties>
      <style:text-properties fo:color="#000000" loext:opacity="100%" style:text-outline="false" style:font-name="Tahoma" fo:font-family="Tahoma" style:font-family-generic="roman" style:font-pitch="variable" fo:font-size="22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MasterSlide_7e_LT_7e_Gliederung_20_1" style:display-name="MasterSlide~LT~Gliederung 1" style:family="graphic">
      <style:graphic-properties draw:fill="none" draw:shadow-color="#000000"/>
      <style:paragraph-properties fo:margin-left="0.968cm" fo:margin-right="0cm" fo:margin-top="0.827cm" fo:margin-bottom="0cm" style:line-height-at-least="0.623cm" fo:text-indent="-0.968cm" style:text-autospace="none" style:writing-mode="lr-tb"/>
      <style:text-properties fo:color="#000000" loext:opacity="100%" style:text-outline="false" style:font-name="Tahoma" fo:font-family="Tahoma" style:font-family-generic="roman" style:font-pitch="variable" fo:font-size="24pt" fo:language="en" fo:country="US" fo:font-style="normal" fo:text-shadow="none" fo:font-weight="normal" style:letter-kerning="true" style:font-name-asian="Tahoma2" style:font-family-asian="Tahoma" style:font-pitch-asian="variable" style:font-size-asian="24pt" style:language-asian="zh" style:country-asian="CN" style:font-style-asian="normal" style:font-weight-asian="normal" style:font-name-complex="Tahoma" style:font-family-complex="Tahoma" style:font-family-generic-complex="roman" style:font-pitch-complex="variable" style:font-size-complex="24pt" style:language-complex="hi" style:country-complex="IN" style:font-style-complex="normal" style:font-weight-complex="normal" style:text-emphasize="none"/>
    </style:style>
    <style:style style:name="Default_5f_1" style:display-name="Default_1" style:family="graphic">
      <style:paragraph-properties fo:margin-top="0cm" fo:margin-bottom="0cm" style:line-height-at-least="0.623cm" fo:text-align="start"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language="en" fo:country="US" fo:font-style="normal" fo:text-shadow="none" style:text-underline-style="none" fo:font-weight="normal" style:letter-kerning="true" style:font-name-asian="Tahoma2" style:font-family-asian="Tahoma" style:font-pitch-asian="variable" style:font-size-asian="18pt" style:language-asian="zh" style:country-asian="CN" style:font-style-asian="normal" style:font-weight-asian="normal" style:font-name-complex="Mangal" style:font-family-complex="Mangal" style:font-family-generic-complex="roman" style:font-pitch-complex="variable" style:font-size-complex="18pt" style:language-complex="hi" style:country-complex="IN" style:font-style-complex="normal" style:font-weight-complex="normal" style:text-emphasize="none"/>
    </style:style>
    <style:style style:name="Pa12" style:family="graphic">
      <style:paragraph-properties style:line-height-at-least="1.947cm"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Tahoma2" style:font-family-asian="Tahoma"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A6" style:family="graphic">
      <style:paragraph-properties style:line-height-at-least="0.012cm" style:text-autospace="none" style:writing-mode="lr-tb"/>
      <style:text-properties fo:color="#000000" loext:opacity="100%" style:font-name="CiscoSans" fo:font-family="CiscoSans" style:font-family-generic="roman" style:font-pitch="variable" fo:font-size="10pt" fo:language="en" fo:country="US" style:letter-kerning="true" style:font-name-asian="Tahoma2" style:font-family-asian="Tahoma" style:font-pitch-asian="variable" style:font-size-asian="10pt" style:language-asian="zh" style:country-asian="CN" style:font-name-complex="CiscoSans" style:font-family-complex="CiscoSans" style:font-family-generic-complex="roman" style:font-pitch-complex="variable" style:font-size-complex="10pt" style:language-complex="hi" style:country-complex="IN"/>
    </style:style>
    <style:style style:name="WW8Num6z4" style:family="graphic">
      <style:paragraph-properties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Tahoma2" style:font-family-asian="Tahoma"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WW8Num6z3" style:family="graphic">
      <style:paragraph-properties style:text-autospace="none" style:writing-mode="lr-tb"/>
      <style:text-properties style:use-window-font-color="true" loext:opacity="0%" style:font-name="Times New Roman" fo:font-family="'Times New Roman'" style:font-family-generic="roman" style:font-pitch="variable" fo:font-size="10pt" fo:language="en" fo:country="US" fo:font-style="italic" fo:font-weight="normal" style:letter-kerning="true" style:font-name-asian="Tahoma2" style:font-family-asian="Tahoma" style:font-pitch-asian="variable" style:font-size-asian="10pt" style:language-asian="zh" style:country-asian="CN" style:font-style-asian="italic" style:font-weight-asian="normal" style:font-name-complex="Times New Roman" style:font-family-complex="'Times New Roman'" style:font-family-generic-complex="roman" style:font-pitch-complex="variable" style:font-size-complex="10pt" style:language-complex="hi" style:country-complex="IN" style:font-style-complex="italic" style:font-weight-complex="normal"/>
    </style:style>
    <style:style style:name="WW8Num6z1" style:family="graphic">
      <style:paragraph-properties style:text-autospace="none" style:writing-mode="lr-tb"/>
      <style:text-properties fo:color="#000000" loext:opacity="100%" style:text-outline="false" style:text-line-through-style="none" style:text-line-through-type="none" style:font-name="Times New Roman" fo:font-family="'Times New Roman'" style:font-family-generic="roman" style:font-pitch="variable" fo:font-size="10pt" fo:language="en" fo:country="US" fo:font-style="italic" fo:text-shadow="none" fo:font-weight="normal" style:letter-kerning="true" style:font-name-asian="Tahoma2" style:font-family-asian="Tahoma" style:font-pitch-asian="variable" style:font-size-asian="10pt" style:language-asian="zh" style:country-asian="CN" style:font-style-asian="italic" style:font-weight-asian="normal" style:font-name-complex="Times New Roman" style:font-family-complex="'Times New Roman'" style:font-family-generic-complex="roman" style:font-pitch-complex="variable" style:font-size-complex="10pt" style:language-complex="hi" style:country-complex="IN" style:font-style-complex="italic" style:font-weight-complex="normal"/>
    </style:style>
    <style:style style:name="WW8Num6z0" style:family="graphic">
      <style:paragraph-properties style:text-autospace="none" style:writing-mode="lr-tb"/>
      <style:text-properties fo:color="#000000" loext:opacity="100%" style:text-outline="false" style:text-line-through-style="none" style:text-line-through-type="none" style:font-name="Times New Roman" fo:font-family="'Times New Roman'" style:font-family-generic="roman" style:font-pitch="variable" fo:font-size="10pt" fo:language="en" fo:country="US" fo:text-shadow="none" style:letter-kerning="true" style:font-name-asian="Tahoma2" style:font-family-asian="Tahoma" style:font-pitch-asian="variable" style:font-size-asian="10pt" style:language-asian="zh" style:country-asian="CN" style:font-name-complex="Times New Roman" style:font-family-complex="'Times New Roman'" style:font-family-generic-complex="roman" style:font-pitch-complex="variable" style:font-size-complex="10pt" style:language-complex="hi" style:country-complex="IN"/>
    </style:style>
    <style:style style:name="Pa2" style:family="graphic">
      <style:paragraph-properties style:line-height-at-least="1.459cm"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Tahoma2" style:font-family-asian="Tahoma"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Default_20_Text" style:display-name="Default Text" style:family="graphic">
      <style:paragraph-properties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Tahoma2" style:font-family-asian="Tahoma"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Default_20_Paragraph_20_Font" style:display-name="Default Paragraph Font" style:family="graphic">
      <style:paragraph-properties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Tahoma2" style:font-family-asian="Tahoma"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measure" style:family="graphic">
      <style:paragraph-properties fo:margin-top="0cm" fo:margin-bottom="0cm" style:line-height-at-least="0.623cm" fo:text-align="start"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Default" style:family="graphic">
      <style:paragraph-properties fo:margin-top="0cm" fo:margin-bottom="0cm" style:line-height-at-least="0.623cm" fo:text-align="start"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language="en" fo:country="US" fo:font-style="normal" fo:text-shadow="none" style:text-underline-style="none" fo:font-weight="normal" style:letter-kerning="true" style:font-name-asian="Tahoma2" style:font-family-asian="Tahoma" style:font-pitch-asian="variable" style:font-size-asian="18pt" style:language-asian="zh" style:country-asian="CN" style:font-style-asian="normal" style:font-weight-asian="normal" style:font-name-complex="Mangal" style:font-family-complex="Mangal" style:font-family-generic-complex="roman" style:font-pitch-complex="variable" style:font-size-complex="18pt" style:language-complex="hi" style:country-complex="IN" style:font-style-complex="normal" style:font-weight-complex="normal" style:text-emphasize="none"/>
    </style:style>
    <style:style style:name="headline2" style:family="graphic">
      <style:paragraph-properties fo:margin-top="0.741cm" fo:margin-bottom="0.37cm" style:line-height-at-least="0.623cm" fo:text-align="start"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headline1" style:family="graphic">
      <style:paragraph-properties fo:margin-top="0.741cm" fo:margin-bottom="0.37cm" style:line-height-at-least="0.623cm" fo:text-align="start"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headline" style:family="graphic">
      <style:paragraph-properties fo:margin-top="0.741cm" fo:margin-bottom="0.37cm" style:line-height-at-least="0.623cm" fo:text-align="start"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title2" style:family="graphic">
      <style:paragraph-properties fo:margin-left="0cm" fo:margin-right="0.351cm" fo:margin-top="0.178cm" fo:margin-bottom="0.178cm" style:line-height-at-least="0.623cm" fo:text-align="center"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title1" style:family="graphic">
      <style:paragraph-properties fo:margin-top="0cm" fo:margin-bottom="0cm" style:line-height-at-least="0.623cm" fo:text-align="center"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title" style:family="graphic">
      <style:paragraph-properties fo:margin-top="0cm" fo:margin-bottom="0cm" style:line-height-at-least="0.623cm" fo:text-align="start"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textbodyindent" style:family="graphic">
      <style:paragraph-properties fo:margin-left="0cm" fo:margin-right="0cm" fo:margin-top="0cm" fo:margin-bottom="0cm" style:line-height-at-least="0.623cm" fo:text-align="start" fo:text-indent="1.058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textbodyjustfied" style:family="graphic">
      <style:paragraph-properties fo:margin-top="0cm" fo:margin-bottom="0cm" style:line-height-at-least="0.623cm" fo:text-align="start"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textbody" style:family="graphic">
      <style:paragraph-properties fo:margin-top="0cm" fo:margin-bottom="0cm" style:line-height-at-least="0.623cm" fo:text-align="start"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text" style:family="graphic">
      <style:paragraph-properties fo:margin-top="0cm" fo:margin-bottom="0cm" style:line-height-at-least="0.623cm" fo:text-align="start"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objectwithshadow" style:family="graphic">
      <style:paragraph-properties fo:margin-top="0cm" fo:margin-bottom="0cm" style:line-height-at-least="0.623cm" fo:text-align="start"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objectwitharrow" style:family="graphic">
      <style:paragraph-properties fo:margin-top="0cm" fo:margin-bottom="0cm" style:line-height-at-least="0.623cm" fo:text-align="start"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Title1_7e_LT_7e_Hintergrund" style:display-name="Title1~LT~Hintergrund" style:family="graphic">
      <style:paragraph-properties fo:text-align="center"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Tahoma2" style:font-family-asian="Tahoma"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Title1_7e_LT_7e_Hintergrundobjekte" style:display-name="Title1~LT~Hintergrundobjekte" style:family="graphic">
      <style:paragraph-properties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Tahoma2" style:font-family-asian="Tahoma"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Title1_7e_LT_7e_Notizen" style:display-name="Title1~LT~Notizen" style:family="graphic">
      <style:paragraph-properties fo:margin-top="0.28cm" fo:margin-bottom="0cm" style:line-height-at-least="0.623cm" fo:text-align="start"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Arial" fo:font-family="Arial" style:font-family-generic="roman" style:font-pitch="variable" fo:font-size="12pt" fo:language="en" fo:country="US" fo:font-style="normal" fo:text-shadow="none" style:text-underline-style="none" fo:font-weight="normal" style:letter-kerning="true" style:font-name-asian="Tahoma2" style:font-family-asian="Tahoma" style:font-pitch-asian="variable" style:font-size-asian="12pt" style:language-asian="zh" style:country-asian="CN" style:font-style-asian="normal" style:font-weight-asian="normal" style:font-name-complex="Arial" style:font-family-complex="Arial" style:font-family-generic-complex="roman" style:font-pitch-complex="variable" style:font-size-complex="12pt" style:language-complex="hi" style:country-complex="IN" style:font-style-complex="normal" style:font-weight-complex="normal" style:text-emphasize="none"/>
    </style:style>
    <style:style style:name="Title1_7e_LT_7e_Untertitel" style:display-name="Title1~LT~Untertitel" style:family="graphic">
      <style:paragraph-properties fo:margin-top="0.427cm" fo:margin-bottom="0cm" style:line-height-at-least="0.623cm" fo:text-align="start"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 fo:font-family="Mangal" style:font-family-generic="roman" style:font-pitch="variable" fo:font-size="11pt" fo:language="en" fo:country="US" fo:font-style="normal" fo:text-shadow="none" style:text-underline-style="none" fo:font-weight="normal" style:letter-kerning="true" style:font-name-asian="Tahoma2" style:font-family-asian="Tahoma" style:font-pitch-asian="variable" style:font-size-asian="11pt" style:language-asian="zh" style:country-asian="CN" style:font-style-asian="normal" style:font-weight-asian="normal" style:font-name-complex="Mangal" style:font-family-complex="Mangal" style:font-family-generic-complex="roman" style:font-pitch-complex="variable" style:font-size-complex="11pt" style:language-complex="hi" style:country-complex="IN" style:font-style-complex="normal" style:font-weight-complex="normal" style:text-emphasize="none"/>
    </style:style>
    <style:style style:name="Title1_7e_LT_7e_Titel" style:display-name="Title1~LT~Titel" style:family="graphic">
      <style:paragraph-properties fo:margin-top="0cm" fo:margin-bottom="0cm" fo:line-height="90%" fo:text-align="start"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7889fb" loext:opacity="100%" style:text-outline="false" style:text-line-through-style="none" style:text-line-through-type="none" style:font-name="Mangal" fo:font-family="Mangal" style:font-family-generic="roman" style:font-pitch="variable" fo:font-size="24pt" fo:language="en" fo:country="US" fo:font-style="normal" fo:text-shadow="none" style:text-underline-style="none" fo:font-weight="bold" style:letter-kerning="true" style:font-name-asian="Tahoma2" style:font-family-asian="Tahoma" style:font-pitch-asian="variable" style:font-size-asian="24pt" style:language-asian="zh" style:country-asian="CN" style:font-style-asian="normal" style:font-weight-asian="bold" style:font-name-complex="Mangal" style:font-family-complex="Mangal" style:font-family-generic-complex="roman" style:font-pitch-complex="variable" style:font-size-complex="24pt" style:language-complex="hi" style:country-complex="IN" style:font-style-complex="normal" style:font-weight-complex="bold" style:text-emphasize="none"/>
    </style:style>
    <style:style style:name="Title1_7e_LT_7e_Gliederung_20_9" style:display-name="Title1~LT~Gliederung 9" style:family="graphic">
      <style:paragraph-properties fo:margin-left="6.489cm" fo:margin-right="0cm" fo:margin-top="0.273cm" fo:margin-bottom="0cm" style:line-height-at-least="0.623cm" fo:text-align="start" fo:text-indent="-0.933cm" style:text-autospace="none">
        <style:tab-stops>
          <style:tab-stop style:position="1.416cm"/>
          <style:tab-stop style:position="5.897cm"/>
          <style:tab-stop style:position="10.377cm"/>
          <style:tab-stop style:position="14.857cm"/>
          <style:tab-stop style:position="19.338cm"/>
          <style:tab-stop style:position="23.818cm"/>
          <style:tab-stop style:position="28.298cm"/>
          <style:tab-stop style:position="32.778cm"/>
          <style:tab-stop style:position="37.259cm"/>
          <style:tab-stop style:position="41.739cm"/>
        </style:tab-stops>
      </style:paragraph-properties>
      <style:text-properties fo:color="#ffffff" loext:opacity="100%" style:text-outline="false" style:text-line-through-style="none" style:text-line-through-type="none" style:font-name="Mangal" fo:font-family="Mangal" style:font-family-generic="roman" style:font-pitch="variable" fo:font-size="16pt" fo:font-style="normal" fo:text-shadow="none" style:text-underline-style="none" fo:font-weight="normal" style:letter-kerning="true"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Title1_7e_LT_7e_Gliederung_20_8" style:display-name="Title1~LT~Gliederung 8" style:family="graphic">
      <style:paragraph-properties fo:margin-left="6.489cm" fo:margin-right="0cm" fo:margin-top="0.273cm" fo:margin-bottom="0cm" style:line-height-at-least="0.623cm" fo:text-align="start" fo:text-indent="-0.933cm" style:text-autospace="none">
        <style:tab-stops>
          <style:tab-stop style:position="1.416cm"/>
          <style:tab-stop style:position="5.897cm"/>
          <style:tab-stop style:position="10.377cm"/>
          <style:tab-stop style:position="14.857cm"/>
          <style:tab-stop style:position="19.338cm"/>
          <style:tab-stop style:position="23.818cm"/>
          <style:tab-stop style:position="28.298cm"/>
          <style:tab-stop style:position="32.778cm"/>
          <style:tab-stop style:position="37.259cm"/>
          <style:tab-stop style:position="41.739cm"/>
        </style:tab-stops>
      </style:paragraph-properties>
      <style:text-properties fo:color="#ffffff" loext:opacity="100%" style:text-outline="false" style:text-line-through-style="none" style:text-line-through-type="none" style:font-name="Mangal" fo:font-family="Mangal" style:font-family-generic="roman" style:font-pitch="variable" fo:font-size="16pt" fo:font-style="normal" fo:text-shadow="none" style:text-underline-style="none" fo:font-weight="normal" style:letter-kerning="true"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Title1_7e_LT_7e_Gliederung_20_7" style:display-name="Title1~LT~Gliederung 7" style:family="graphic">
      <style:paragraph-properties fo:margin-left="6.489cm" fo:margin-right="0cm" fo:margin-top="0.273cm" fo:margin-bottom="0cm" style:line-height-at-least="0.623cm" fo:text-align="start" fo:text-indent="-0.933cm" style:text-autospace="none">
        <style:tab-stops>
          <style:tab-stop style:position="1.416cm"/>
          <style:tab-stop style:position="5.897cm"/>
          <style:tab-stop style:position="10.377cm"/>
          <style:tab-stop style:position="14.857cm"/>
          <style:tab-stop style:position="19.338cm"/>
          <style:tab-stop style:position="23.818cm"/>
          <style:tab-stop style:position="28.298cm"/>
          <style:tab-stop style:position="32.778cm"/>
          <style:tab-stop style:position="37.259cm"/>
          <style:tab-stop style:position="41.739cm"/>
        </style:tab-stops>
      </style:paragraph-properties>
      <style:text-properties fo:color="#ffffff" loext:opacity="100%" style:text-outline="false" style:text-line-through-style="none" style:text-line-through-type="none" style:font-name="Mangal" fo:font-family="Mangal" style:font-family-generic="roman" style:font-pitch="variable" fo:font-size="16pt" fo:font-style="normal" fo:text-shadow="none" style:text-underline-style="none" fo:font-weight="normal" style:letter-kerning="true"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Title1_7e_LT_7e_Gliederung_20_6" style:display-name="Title1~LT~Gliederung 6" style:family="graphic">
      <style:paragraph-properties fo:margin-left="6.489cm" fo:margin-right="0cm" fo:margin-top="0.273cm" fo:margin-bottom="0cm" style:line-height-at-least="0.623cm" fo:text-align="start" fo:text-indent="-0.933cm" style:text-autospace="none">
        <style:tab-stops>
          <style:tab-stop style:position="1.416cm"/>
          <style:tab-stop style:position="5.897cm"/>
          <style:tab-stop style:position="10.377cm"/>
          <style:tab-stop style:position="14.857cm"/>
          <style:tab-stop style:position="19.338cm"/>
          <style:tab-stop style:position="23.818cm"/>
          <style:tab-stop style:position="28.298cm"/>
          <style:tab-stop style:position="32.778cm"/>
          <style:tab-stop style:position="37.259cm"/>
          <style:tab-stop style:position="41.739cm"/>
        </style:tab-stops>
      </style:paragraph-properties>
      <style:text-properties fo:color="#ffffff" loext:opacity="100%" style:text-outline="false" style:text-line-through-style="none" style:text-line-through-type="none" style:font-name="Mangal" fo:font-family="Mangal" style:font-family-generic="roman" style:font-pitch="variable" fo:font-size="16pt" fo:font-style="normal" fo:text-shadow="none" style:text-underline-style="none" fo:font-weight="normal" style:letter-kerning="true"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Title1_7e_LT_7e_Gliederung_20_5" style:display-name="Title1~LT~Gliederung 5" style:family="graphic">
      <style:paragraph-properties fo:margin-left="6.489cm" fo:margin-right="0cm" fo:margin-top="0.273cm" fo:margin-bottom="0cm" style:line-height-at-least="0.623cm" fo:text-align="start" fo:text-indent="-0.933cm" style:text-autospace="none">
        <style:tab-stops>
          <style:tab-stop style:position="1.416cm"/>
          <style:tab-stop style:position="5.897cm"/>
          <style:tab-stop style:position="10.377cm"/>
          <style:tab-stop style:position="14.857cm"/>
          <style:tab-stop style:position="19.338cm"/>
          <style:tab-stop style:position="23.818cm"/>
          <style:tab-stop style:position="28.298cm"/>
          <style:tab-stop style:position="32.778cm"/>
          <style:tab-stop style:position="37.259cm"/>
          <style:tab-stop style:position="41.739cm"/>
        </style:tab-stops>
      </style:paragraph-properties>
      <style:text-properties fo:color="#ffffff" loext:opacity="100%" style:text-outline="false" style:text-line-through-style="none" style:text-line-through-type="none" style:font-name="Mangal" fo:font-family="Mangal" style:font-family-generic="roman" style:font-pitch="variable" fo:font-size="16pt" fo:font-style="normal" fo:text-shadow="none" style:text-underline-style="none" fo:font-weight="normal" style:letter-kerning="true"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Title1_7e_LT_7e_Gliederung_20_4" style:display-name="Title1~LT~Gliederung 4" style:family="graphic">
      <style:paragraph-properties fo:margin-left="6.489cm" fo:margin-right="0cm" fo:margin-top="0.273cm" fo:margin-bottom="0cm" style:line-height-at-least="0.623cm" fo:text-align="start" fo:text-indent="-0.933cm" style:text-autospace="none">
        <style:tab-stops>
          <style:tab-stop style:position="0cm"/>
          <style:tab-stop style:position="3.064cm"/>
          <style:tab-stop style:position="7.544cm"/>
          <style:tab-stop style:position="12.024cm"/>
          <style:tab-stop style:position="16.505cm"/>
          <style:tab-stop style:position="20.985cm"/>
          <style:tab-stop style:position="25.465cm"/>
          <style:tab-stop style:position="29.946cm"/>
          <style:tab-stop style:position="34.426cm"/>
          <style:tab-stop style:position="38.906cm"/>
          <style:tab-stop style:position="43.386cm"/>
        </style:tab-stops>
      </style:paragraph-properties>
      <style:text-properties fo:color="#ffffff" loext:opacity="100%" style:text-outline="false" style:text-line-through-style="none" style:text-line-through-type="none" style:font-name="Mangal" fo:font-family="Mangal" style:font-family-generic="roman" style:font-pitch="variable" fo:font-size="16pt" fo:font-style="normal" fo:text-shadow="none" style:text-underline-style="none" fo:font-weight="normal" style:letter-kerning="true"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Title1_7e_LT_7e_Gliederung_20_3" style:display-name="Title1~LT~Gliederung 3" style:family="graphic">
      <style:paragraph-properties fo:margin-top="0cm" fo:margin-bottom="0cm" style:line-height-at-least="0.623cm" fo:text-align="start" style:text-autospace="none">
        <style:tab-stops>
          <style:tab-stop style:position="0.286cm"/>
          <style:tab-stop style:position="4.766cm"/>
          <style:tab-stop style:position="9.246cm"/>
          <style:tab-stop style:position="13.727cm"/>
          <style:tab-stop style:position="18.207cm"/>
          <style:tab-stop style:position="22.687cm"/>
          <style:tab-stop style:position="27.167cm"/>
          <style:tab-stop style:position="31.648cm"/>
          <style:tab-stop style:position="36.128cm"/>
          <style:tab-stop style:position="40.608cm"/>
          <style:tab-stop style:position="45.089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Title1_7e_LT_7e_Gliederung_20_2" style:display-name="Title1~LT~Gliederung 2" style:family="graphic">
      <style:paragraph-properties fo:margin-top="0cm" fo:margin-bottom="0cm" style:line-height-at-least="0.623cm" fo:text-align="start" style:text-autospace="none">
        <style:tab-stops>
          <style:tab-stop style:position="1.983cm"/>
          <style:tab-stop style:position="6.463cm"/>
          <style:tab-stop style:position="10.943cm"/>
          <style:tab-stop style:position="15.423cm"/>
          <style:tab-stop style:position="19.904cm"/>
          <style:tab-stop style:position="24.384cm"/>
          <style:tab-stop style:position="28.864cm"/>
          <style:tab-stop style:position="33.345cm"/>
          <style:tab-stop style:position="37.825cm"/>
          <style:tab-stop style:position="42.305cm"/>
          <style:tab-stop style:position="46.785cm"/>
        </style:tab-stops>
      </style:paragraph-properties>
      <style:text-properties fo:color="#000000" loext:opacity="1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Title1_7e_LT_7e_Gliederung_20_1" style:display-name="Title1~LT~Gliederung 1" style:family="graphic">
      <style:paragraph-properties fo:margin-top="0.681cm" fo:margin-bottom="0cm" style:line-height-at-least="0.623cm" fo:text-align="start" style:text-autospace="none" style:writing-mode="lr-tb">
        <style:tab-stops>
          <style:tab-stop style:position="3.63cm"/>
          <style:tab-stop style:position="8.11cm"/>
          <style:tab-stop style:position="12.591cm"/>
          <style:tab-stop style:position="17.071cm"/>
          <style:tab-stop style:position="21.551cm"/>
          <style:tab-stop style:position="26.031cm"/>
          <style:tab-stop style:position="30.512cm"/>
          <style:tab-stop style:position="34.992cm"/>
          <style:tab-stop style:position="39.472cm"/>
          <style:tab-stop style:position="43.953cm"/>
          <style:tab-stop style:position="48.433cm"/>
        </style:tab-stops>
      </style:paragraph-properties>
      <style:text-properties fo:color="#000000" loext:opacity="100%" style:text-outline="false" style:text-line-through-style="none" style:text-line-through-type="none" style:font-name="Mangal" fo:font-family="Mangal" style:font-family-generic="roman" style:font-pitch="variable" fo:font-size="22pt" fo:language="en" fo:country="US" fo:font-style="normal" fo:text-shadow="none" style:text-underline-style="none" fo:font-weight="normal" style:letter-kerning="true" style:font-name-asian="Tahoma2" style:font-family-asian="Tahoma" style:font-pitch-asian="variable" style:font-size-asian="22pt" style:language-asian="zh" style:country-asian="CN" style:font-style-asian="normal" style:font-weight-asian="normal" style:font-name-complex="Mangal" style:font-family-complex="Mangal" style:font-family-generic-complex="roman" style:font-pitch-complex="variable" style:font-size-complex="22pt" style:language-complex="hi" style:country-complex="IN" style:font-style-complex="normal" style:font-weight-complex="normal" style:text-emphasize="none"/>
    </style:style>
    <style:style style:name="Preformatted_20_Text" style:display-name="Preformatted Text" style:family="graphic">
      <style:paragraph-properties fo:margin-top="0cm" fo:margin-bottom="0cm" style:text-autospace="none"/>
      <style:text-properties style:font-name="Liberation Mono1" fo:font-family="'Liberation Mono', 'Courier New'" style:font-family-generic="modern" style:font-pitch="fixed" fo:font-size="10pt" style:font-name-asian="NSimSun1" style:font-family-asian="NSimSun" style:font-family-generic-asian="modern" style:font-pitch-asian="fixed" style:font-name-complex="Liberation Mono1" style:font-family-complex="'Liberation Mono', 'Courier New'" style:font-family-generic-complex="modern" style:font-pitch-complex="fixed" style:font-size-complex="10pt"/>
    </style:style>
    <style:style style:name="Index" style:family="graphic">
      <style:paragraph-properties style:text-autospace="none"/>
      <style:text-properties style:font-name-complex="Mangal2" style:font-family-complex="Mangal"/>
    </style:style>
    <style:style style:name="Caption" style:family="graphic">
      <style:paragraph-properties fo:margin-top="0.374cm" fo:margin-bottom="0.374cm" style:text-autospace="none"/>
      <style:text-properties fo:font-size="12pt" fo:font-style="italic" style:font-size-asian="12pt" style:font-style-asian="italic" style:font-name-complex="Mangal2" style:font-family-complex="Mangal" style:font-size-complex="12pt" style:font-style-complex="italic"/>
    </style:style>
    <style:style style:name="List" style:family="graphic">
      <style:paragraph-properties fo:margin-top="0cm" fo:margin-bottom="0.374cm" style:text-autospace="none"/>
      <style:text-properties style:font-name-complex="Mangal2" style:font-family-complex="Mangal"/>
    </style:style>
    <style:style style:name="Text_20_Body" style:display-name="Text Body" style:family="graphic">
      <style:paragraph-properties fo:margin-top="0cm" fo:margin-bottom="0.374cm" style:text-autospace="none"/>
    </style:style>
    <style:style style:name="Master1-Layout2-cust-1_5f_Layout-personalizzato-background" style:display-name="Master1-Layout2-cust-1_Layout-personalizzato-background" style:family="presentation">
      <style:graphic-properties draw:stroke="none" draw:fill="solid" draw:fill-color="#ffffff" draw:opacity="100%"/>
      <style:text-properties style:letter-kerning="true"/>
    </style:style>
    <style:style style:name="Master1-Layout2-cust-1_5f_Layout-personalizzato-backgroundobjects" style:display-name="Master1-Layout2-cust-1_Layout-personalizzato-backgroundobjects" style:family="presentation">
      <style:graphic-properties draw:textarea-horizontal-align="justify" draw:shadow="hidden" draw:shadow-offset-x="0.2cm" draw:shadow-offset-y="0.2cm" draw:shadow-color="#808080"/>
      <style:text-properties style:letter-kerning="true"/>
    </style:style>
    <style:style style:name="Master1-Layout2-cust-1_5f_Layout-personalizzato-notes" style:display-name="Master1-Layout2-cust-1_Layout-personalizza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cust-1_5f_Layout-personalizzato-outline1" style:display-name="Master1-Layout2-cust-1_Layout-personalizzato-outline1" style:family="presentation">
      <style:graphic-properties draw:stroke="none" draw:fill="none" draw:auto-grow-height="false" draw:fit-to-size="false" style:shrink-to-fit="true">
        <text:list-style style:name="Master1-Layout2-cust-1_5f_Layout-personalizzato-outline1" style:display-name="Master1-Layout2-cust-1_Layout-personalizza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6.7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1_5f_Layout-personalizzato-outline2" style:display-name="Master1-Layout2-cust-1_Layout-personalizzato-outline2" style:family="presentation" style:parent-style-name="Master1-Layout2-cust-1_5f_Layout-personalizzato-outline1">
      <style:paragraph-properties fo:margin-left="0cm" fo:margin-right="0cm" fo:margin-top="0.208cm" fo:margin-bottom="0cm" fo:text-indent="0cm"/>
      <style:text-properties fo:font-size="14.6999998092651pt" style:font-size-asian="28pt" style:font-size-complex="28pt"/>
    </style:style>
    <style:style style:name="Master1-Layout2-cust-1_5f_Layout-personalizzato-outline3" style:display-name="Master1-Layout2-cust-1_Layout-personalizzato-outline3" style:family="presentation" style:parent-style-name="Master1-Layout2-cust-1_5f_Layout-personalizzato-outline2">
      <style:paragraph-properties fo:margin-left="0cm" fo:margin-right="0cm" fo:margin-top="0.155cm" fo:margin-bottom="0cm" fo:text-indent="0cm"/>
      <style:text-properties fo:font-size="12.6000003814697pt" style:font-size-asian="24pt" style:font-size-complex="24pt"/>
    </style:style>
    <style:style style:name="Master1-Layout2-cust-1_5f_Layout-personalizzato-outline4" style:display-name="Master1-Layout2-cust-1_Layout-personalizzato-outline4" style:family="presentation" style:parent-style-name="Master1-Layout2-cust-1_5f_Layout-personalizzato-outline3">
      <style:paragraph-properties fo:margin-left="0cm" fo:margin-right="0cm" fo:margin-top="0.103cm" fo:margin-bottom="0cm" fo:text-indent="0cm"/>
      <style:text-properties fo:font-size="10.5pt" style:font-size-asian="20pt" style:font-size-complex="20pt"/>
    </style:style>
    <style:style style:name="Master1-Layout2-cust-1_5f_Layout-personalizzato-outline5" style:display-name="Master1-Layout2-cust-1_Layout-personalizzato-outline5" style:family="presentation" style:parent-style-name="Master1-Layout2-cust-1_5f_Layout-personalizzato-outline4">
      <style:paragraph-properties fo:margin-left="0cm" fo:margin-right="0cm" fo:margin-top="0.05cm" fo:margin-bottom="0cm" fo:text-indent="0cm"/>
      <style:text-properties fo:font-size="10.5pt" style:font-size-asian="20pt" style:font-size-complex="20pt"/>
    </style:style>
    <style:style style:name="Master1-Layout2-cust-1_5f_Layout-personalizzato-outline6" style:display-name="Master1-Layout2-cust-1_Layout-personalizzato-outline6" style:family="presentation" style:parent-style-name="Master1-Layout2-cust-1_5f_Layout-personalizzato-outline5">
      <style:paragraph-properties fo:margin-left="0cm" fo:margin-right="0cm" fo:margin-top="0.05cm" fo:margin-bottom="0cm" fo:text-indent="0cm"/>
      <style:text-properties fo:font-size="10.5pt" style:font-size-asian="20pt" style:font-size-complex="20pt"/>
    </style:style>
    <style:style style:name="Master1-Layout2-cust-1_5f_Layout-personalizzato-outline7" style:display-name="Master1-Layout2-cust-1_Layout-personalizzato-outline7" style:family="presentation" style:parent-style-name="Master1-Layout2-cust-1_5f_Layout-personalizzato-outline6">
      <style:paragraph-properties fo:margin-left="0cm" fo:margin-right="0cm" fo:margin-top="0.05cm" fo:margin-bottom="0cm" fo:text-indent="0cm"/>
      <style:text-properties fo:font-size="10.5pt" style:font-size-asian="20pt" style:font-size-complex="20pt"/>
    </style:style>
    <style:style style:name="Master1-Layout2-cust-1_5f_Layout-personalizzato-outline8" style:display-name="Master1-Layout2-cust-1_Layout-personalizzato-outline8" style:family="presentation" style:parent-style-name="Master1-Layout2-cust-1_5f_Layout-personalizzato-outline7">
      <style:paragraph-properties fo:margin-left="0cm" fo:margin-right="0cm" fo:margin-top="0.05cm" fo:margin-bottom="0cm" fo:text-indent="0cm"/>
      <style:text-properties fo:font-size="10.5pt" style:font-size-asian="20pt" style:font-size-complex="20pt"/>
    </style:style>
    <style:style style:name="Master1-Layout2-cust-1_5f_Layout-personalizzato-outline9" style:display-name="Master1-Layout2-cust-1_Layout-personalizzato-outline9" style:family="presentation" style:parent-style-name="Master1-Layout2-cust-1_5f_Layout-personalizzato-outline8">
      <style:paragraph-properties fo:margin-left="0cm" fo:margin-right="0cm" fo:margin-top="0.05cm" fo:margin-bottom="0cm" fo:text-indent="0cm"/>
      <style:text-properties fo:font-size="10.5pt" style:font-size-asian="20pt" style:font-size-complex="20pt"/>
    </style:style>
    <style:style style:name="Master1-Layout2-cust-1_5f_Layout-personalizzato-subtitle" style:display-name="Master1-Layout2-cust-1_Layout-personalizzato-subtitle" style:family="presentation">
      <style:graphic-properties draw:stroke="none" draw:fill="none" draw:textarea-vertical-align="middle">
        <text:list-style style:name="Master1-Layout2-cust-1_5f_Layout-personalizzato-subtitle" style:display-name="Master1-Layout2-cust-1_Layout-personalizza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1_5f_Layout-personalizzato-title" style:display-name="Master1-Layout2-cust-1_Layout-personalizzato-title" style:family="presentation">
      <style:graphic-properties draw:stroke="none" draw:fill="none" draw:textarea-vertical-align="middle">
        <text:list-style style:name="Master1-Layout2-cust-1_5f_Layout-personalizzato-title" style:display-name="Master1-Layout2-cust-1_Layout-personalizza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3.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draw:opacity="0%" draw:shadow-opacity="0%"/>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08cm" fo:margin-bottom="0cm" fo:text-indent="0cm"/>
      <style:text-properties fo:font-size="14.6999998092651pt" style:font-size-asian="28pt" style:font-size-complex="28pt"/>
    </style:style>
    <style:style style:name="Default-outline3" style:family="presentation" style:parent-style-name="Default-outline2">
      <style:paragraph-properties fo:margin-left="0cm" fo:margin-right="0cm" fo:margin-top="0.155cm" fo:margin-bottom="0cm" fo:text-indent="0cm"/>
      <style:text-properties fo:font-size="12.6000003814697pt" style:font-size-asian="24pt" style:font-size-complex="24pt"/>
    </style:style>
    <style:style style:name="Default-outline4" style:family="presentation" style:parent-style-name="Default-outline3">
      <style:paragraph-properties fo:margin-left="0cm" fo:margin-right="0cm" fo:margin-top="0.103cm" fo:margin-bottom="0cm" fo:text-indent="0cm"/>
      <style:text-properties fo:font-size="10.5pt" style:font-size-asian="20pt" style:font-size-complex="20pt"/>
    </style:style>
    <style:style style:name="Default-outline5" style:family="presentation" style:parent-style-name="Default-outline4">
      <style:paragraph-properties fo:margin-left="0cm" fo:margin-right="0cm" fo:margin-top="0.05cm" fo:margin-bottom="0cm" fo:text-indent="0cm"/>
      <style:text-properties fo:font-size="10.5pt" style:font-size-asian="20pt" style:font-size-complex="20pt"/>
    </style:style>
    <style:style style:name="Default-outline6" style:family="presentation" style:parent-style-name="Default-outline5">
      <style:paragraph-properties fo:margin-left="0cm" fo:margin-right="0cm" fo:margin-top="0.05cm" fo:margin-bottom="0cm" fo:text-indent="0cm"/>
      <style:text-properties fo:font-size="10.5pt" style:font-size-asian="20pt" style:font-size-complex="20pt"/>
    </style:style>
    <style:style style:name="Default-outline7" style:family="presentation" style:parent-style-name="Default-outline6">
      <style:paragraph-properties fo:margin-left="0cm" fo:margin-right="0cm" fo:margin-top="0.05cm" fo:margin-bottom="0cm" fo:text-indent="0cm"/>
      <style:text-properties fo:font-size="10.5pt" style:font-size-asian="20pt" style:font-size-complex="20pt"/>
    </style:style>
    <style:style style:name="Default-outline8" style:family="presentation" style:parent-style-name="Default-outline7">
      <style:paragraph-properties fo:margin-left="0cm" fo:margin-right="0cm" fo:margin-top="0.05cm" fo:margin-bottom="0cm" fo:text-indent="0cm"/>
      <style:text-properties fo:font-size="10.5pt" style:font-size-asian="20pt" style:font-size-complex="20pt"/>
    </style:style>
    <style:style style:name="Default-outline9" style:family="presentation" style:parent-style-name="Default-outline8">
      <style:paragraph-properties fo:margin-left="0cm" fo:margin-right="0cm" fo:margin-top="0.05cm" fo:margin-bottom="0cm" fo:text-indent="0cm"/>
      <style:text-properties fo:font-size="10.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3.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0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none" draw:opacity="0%"/>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Master1-Layout2-cust-1_5f_Layout-personalizzato-title">
      <style:graphic-properties draw:stroke="none" draw:fill="none" draw:textarea-horizontal-align="left" draw:textarea-vertical-align="middle" draw:auto-grow-height="false" draw:auto-grow-width="false" fo:padding-top="0.127cm" fo:padding-bottom="0.127cm" fo:padding-left="0.254cm" fo:padding-right="0.254cm" fo:wrap-option="no-wrap"/>
      <style:paragraph-properties style:writing-mode="lr-tb"/>
    </style:style>
    <style:style style:name="Mpr2" style:family="presentation" style:parent-style-name="Master1-Layout2-cust-1_5f_Layout-personalizzato-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Layout2-cust-1_5f_Layout-personalizzat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Layout2-cust-1_5f_Layout-personalizzato-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Layout2-cust-1_5f_Layout-personalizzat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6" style:family="presentation" style:parent-style-name="Default-backgroundobjects">
      <style:graphic-properties draw:stroke="none" draw:fill="none" draw:fill-color="#ffffff" draw:auto-grow-height="false" fo:min-height="1.27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9"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0"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2"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036bb4" loext:opacity="100%" style:text-line-through-style="none" style:text-line-through-type="none" style:text-position="0% 100%" style:font-name="Arial1" fo:font-size="36pt" fo:letter-spacing="normal" fo:language="en" fo:country="US" fo:font-style="normal" style:text-underline-style="none" fo:font-weight="bold" style:text-underline-mode="continuous" style:text-overline-mode="continuous" style:text-line-through-mode="continuous" style:letter-kerning="true" style:font-size-asian="36pt" style:font-style-asian="normal" style:font-weight-asian="bold" style:font-name-complex="Arial1" style:font-size-complex="36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Arial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name-complex="Arial1" style:font-size-complex="2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Arial1"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Arial1"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Arial1" style:font-size-complex="1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libri1" fo:font-size="12pt" fo:letter-spacing="normal" fo:language="it" fo:country="IT"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35cm"/>
        <style:text-properties style:font-name="Arial1" style:use-window-font-color="true" fo:font-size="100%"/>
      </text:list-level-style-bullet>
      <text:list-level-style-bullet text:level="2" text:bullet-char="•">
        <style:list-level-properties text:space-before="1.27cm" text:min-label-width="0.635cm"/>
        <style:text-properties style:font-name="Arial1" style:use-window-font-color="true" fo:font-size="100%"/>
      </text:list-level-style-bullet>
      <text:list-level-style-bullet text:level="3" text:bullet-char="•">
        <style:list-level-properties text:space-before="2.54cm" text:min-label-width="0.635cm"/>
        <style:text-properties style:font-name="Arial1" style:use-window-font-color="true" fo:font-size="100%"/>
      </text:list-level-style-bullet>
      <text:list-level-style-bullet text:level="4" text:bullet-char="•">
        <style:list-level-properties text:space-before="3.81cm" text:min-label-width="0.635cm"/>
        <style:text-properties style:font-name="Arial1" style:use-window-font-color="true" fo:font-size="100%"/>
      </text:list-level-style-bullet>
      <text:list-level-style-bullet text:level="5" text:bullet-char="•">
        <style:list-level-properties text:space-before="5.08cm" text:min-label-width="0.635cm"/>
        <style:text-properties style:font-name="Arial1" style:use-window-font-color="true" fo:font-size="100%"/>
      </text:list-level-style-bullet>
      <text:list-level-style-bullet text:level="6" text:bullet-char="•">
        <style:list-level-properties text:space-before="6.35cm" text:min-label-width="0.635cm"/>
        <style:text-properties style:font-name="Arial1" style:use-window-font-color="true" fo:font-size="100%"/>
      </text:list-level-style-bullet>
      <text:list-level-style-bullet text:level="7" text:bullet-char="•">
        <style:list-level-properties text:space-before="7.62cm" text:min-label-width="0.635cm"/>
        <style:text-properties style:font-name="Arial1" style:use-window-font-color="true" fo:font-size="100%"/>
      </text:list-level-style-bullet>
      <text:list-level-style-bullet text:level="8" text:bullet-char="•">
        <style:list-level-properties text:space-before="8.89cm" text:min-label-width="0.635cm"/>
        <style:text-properties style:font-name="Arial1" style:use-window-font-color="true" fo:font-size="100%"/>
      </text:list-level-style-bullet>
      <text:list-level-style-bullet text:level="9" text:bullet-char="•">
        <style:list-level-properties text:space-before="10.16cm" text:min-label-width="0.635cm"/>
        <style:text-properties style:font-name="Arial1"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 draw:name="DrawnInSlideshow"/>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2.743cm" svg:x="1cm" svg:y="4.549cm"/>
      <draw:page-thumbnail draw:layer="backgroundobjects" svg:width="9.294cm" svg:height="2.743cm" svg:x="1cm" svg:y="12.597cm"/>
      <draw:page-thumbnail draw:layer="backgroundobjects" svg:width="9.294cm" svg:height="2.743cm" svg:x="1cm" svg:y="20.645cm"/>
      <draw:page-thumbnail draw:layer="backgroundobjects" svg:width="9.294cm" svg:height="2.743cm" svg:x="11.295cm" svg:y="4.549cm"/>
      <draw:page-thumbnail draw:layer="backgroundobjects" svg:width="9.294cm" svg:height="2.743cm" svg:x="11.295cm" svg:y="12.597cm"/>
      <draw:page-thumbnail draw:layer="backgroundobjects" svg:width="9.294cm" svg:height="2.743cm" svg:x="11.295cm" svg:y="20.645cm"/>
    </style:handout-master>
    <style:master-page style:name="Master1-Layout2-cust-1_5f_Layout-personalizzato" style:display-name="Master1-Layout2-cust-1_Layout-personalizzato" style:page-layout-name="PM1" draw:style-name="Mdp1">
      <office:forms form:automatic-focus="false" form:apply-design-mode="false"/>
      <draw:frame draw:name="Titolo 5" presentation:style-name="Mpr1" draw:text-style-name="MP6" draw:layer="backgroundobjects" svg:width="32.99cm" svg:height="0.753cm" svg:x="0.438cm" svg:y="0.197cm" presentation:class="title">
        <draw:text-box>
          <text:p text:style-name="MP5"><text:span text:style-name="MT2">Click to edit Master title style</text:span></text:p>
        </draw:text-box>
      </draw:frame>
      <draw:frame draw:name="Segnaposto contenuto 3" presentation:style-name="Mpr2" draw:text-style-name="MP6" draw:layer="backgroundobjects" svg:width="32.994cm" svg:height="7.596cm" svg:x="0.437cm" svg:y="1.38cm" presentation:class="title">
        <draw:text-box>
          <text:list text:style-name="ML2">
            <text:list-item>
              <text:p text:style-name="MP7"><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presentation:style-name="Master1-Layout2-cust-1_5f_Layout-personalizzato-outline1" draw:layer="backgroundobjects" svg:width="30.479cm" svg:height="5.799cm" svg:x="1.693cm" svg:y="2.338cm" presentation:class="outline" presentation:placeholder="true">
        <draw:text-box/>
      </draw:frame>
      <presentation:notes style:page-layout-name="PM2">
        <office:forms form:automatic-focus="false" form:apply-design-mode="false"/>
        <draw:frame draw:name="Segnaposto intestazione 1" presentation:style-name="Mpr3" draw:text-style-name="MP6" draw:layer="backgroundobjects" svg:width="8.255cm" svg:height="1.274cm" svg:x="0cm" svg:y="0cm" presentation:class="header">
          <draw:text-box>
            <text:p/>
          </draw:text-box>
        </draw:frame>
        <draw:frame draw:name="Segnaposto data 2" presentation:style-name="Mpr3" draw:text-style-name="MP6" draw:layer="backgroundobjects" svg:width="8.255cm" svg:height="1.274cm" svg:x="10.791cm" svg:y="0cm" presentation:class="date-time">
          <draw:text-box>
            <text:p text:style-name="MP8"><text:span text:style-name="MT7"><text:date style:data-style-name="D1" text:date-value="2021-12-17">17/12/21</text:date></text:span></text:p>
          </draw:text-box>
        </draw:frame>
        <draw:page-thumbnail draw:name="Segnaposto immagine diapositiva 3" presentation:style-name="Master1-Layout2-cust-1_5f_Layout-personalizzato-title" draw:layer="backgroundobjects" svg:width="15.24cm" svg:height="8.572cm" svg:x="1.905cm" svg:y="3.175cm" presentation:class="page"/>
        <draw:frame draw:name="Segnaposto note 4" presentation:style-name="Mpr4" draw:text-style-name="MP6" draw:layer="backgroundobjects" svg:width="15.24cm" svg:height="10.001cm" svg:x="1.905cm" svg:y="12.224cm" presentation:class="notes">
          <draw:text-box>
            <text:p text:style-name="MP9"><text:span text:style-name="MT7">Fare clic per modificare gli stili del testo dello schema</text:span></text:p>
            <text:list text:style-name="ML4">
              <text:list-item>
                <text:list>
                  <text:list-item>
                    <text:p text:style-name="MP10"><text:span text:style-name="MT7">Secondo livello</text:span></text:p>
                    <text:list>
                      <text:list-item>
                        <text:p text:style-name="MP11"><text:span text:style-name="MT7">Terzo livello</text:span></text:p>
                        <text:list>
                          <text:list-item>
                            <text:p text:style-name="MP12"><text:span text:style-name="MT7">Quarto livello</text:span></text:p>
                            <text:list>
                              <text:list-item>
                                <text:p text:style-name="MP13"><text:span text:style-name="MT7">Quinto livello</text:span></text:p>
                              </text:list-item>
                            </text:list>
                          </text:list-item>
                        </text:list>
                      </text:list-item>
                    </text:list>
                  </text:list-item>
                </text:list>
              </text:list-item>
            </text:list>
          </draw:text-box>
        </draw:frame>
        <draw:frame draw:name="Segnaposto piè di pagina 5" presentation:style-name="Mpr5" draw:text-style-name="MP6" draw:layer="backgroundobjects" svg:width="8.255cm" svg:height="1.274cm" svg:x="0cm" svg:y="24.126cm" presentation:class="footer">
          <draw:text-box>
            <text:p/>
          </draw:text-box>
        </draw:frame>
        <draw:frame draw:name="Segnaposto numero diapositiva 6" presentation:style-name="Mpr5" draw:text-style-name="MP6" draw:layer="backgroundobjects" svg:width="8.255cm" svg:height="1.274cm" svg:x="10.791cm" svg:y="24.126cm" presentation:class="page-number">
          <draw:text-box>
            <text:p text:style-name="MP8"><text:span text:style-name="MT7"><text:page-number>&lt;numb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30.479cm" svg:height="1.669cm" svg:x="1.693cm" svg:y="0.397cm" presentation:class="title" presentation:placeholder="true">
        <draw:text-box/>
      </draw:frame>
      <draw:frame presentation:style-name="Default-outline1" draw:layer="backgroundobjects" svg:width="24.977cm" svg:height="4cm" svg:x="2.54cm" svg:y="3.2cm" presentation:class="outline" presentation:placeholder="true">
        <draw:text-box/>
      </draw:frame>
      <presentation:notes style:page-layout-name="PM2">
        <office:forms form:automatic-focus="false" form:apply-design-mode="false"/>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5.2$Windows_X86_64 LibreOffice_project/85f04e9f809797b8199d13c421bd8a2b025d52b5</meta:generator>
    <meta:initial-creator>Francois Abel</meta:initial-creator>
    <meta:creation-date>2021-12-14T16:04:01.631000000</meta:creation-date>
    <meta:editing-cycles>10</meta:editing-cycles>
    <meta:editing-duration>PT21M33S</meta:editing-duration>
    <dc:date>2021-12-17T11:19:37.783000000</dc:date>
    <dc:creator>Francois Abel</dc:creator>
    <meta:document-statistic meta:object-count="60"/>
    <meta:template xlink:type="simple" xlink:actuate="onRequest" xlink:title="" xlink:href="EVEREST_pptx_template"/>
  </office:meta>
</office:document-meta>
</file>